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2" style:family="table" style:master-page-name="First_20_Page">
      <style:table-properties style:width="17cm" style:page-number="auto" table:align="margins"/>
    </style:style>
    <style:style style:name="Tabelle2.A" style:family="table-column">
      <style:table-column-properties style:column-width="17cm" style:rel-column-width="65535*"/>
    </style:style>
    <style:style style:name="Tabelle2.A1" style:family="table-cell">
      <style:table-cell-properties fo:background-color="#cccccc" fo:padding="0.097cm" fo:border="none">
        <style:background-image/>
      </style:table-cell-properties>
    </style:style>
    <style:style style:name="Tabelle1" style:family="table">
      <style:table-properties style:width="17cm" table:align="margins"/>
    </style:style>
    <style:style style:name="Tabelle1.A" style:family="table-column">
      <style:table-column-properties style:column-width="4.9cm" style:rel-column-width="18889*"/>
    </style:style>
    <style:style style:name="Tabelle1.B" style:family="table-column">
      <style:table-column-properties style:column-width="2.9cm" style:rel-column-width="11178*"/>
    </style:style>
    <style:style style:name="Tabelle1.C" style:family="table-column">
      <style:table-column-properties style:column-width="2.921cm" style:rel-column-width="11260*"/>
    </style:style>
    <style:style style:name="Tabelle1.D" style:family="table-column">
      <style:table-column-properties style:column-width="3.29cm" style:rel-column-width="12681*"/>
    </style:style>
    <style:style style:name="Tabelle1.E" style:family="table-column">
      <style:table-column-properties style:column-width="2.99cm" style:rel-column-width="11527*"/>
    </style:style>
    <style:style style:name="Tabelle1.A1" style:family="table-cell">
      <style:table-cell-properties fo:padding="0cm" fo:border-left="none" fo:border-right="none" fo:border-top="none" fo:border-bottom="0.05pt solid #000000"/>
    </style:style>
    <style:style style:name="Tabelle1.B1" style:family="table-cell">
      <style:table-cell-properties fo:padding="0cm" fo:border-left="0.05pt solid #000000" fo:border-right="none" fo:border-top="none" fo:border-bottom="0.05pt solid #000000"/>
    </style:style>
    <style:style style:name="Tabelle1.A9" style:family="table-cell">
      <style:table-cell-properties fo:padding="0cm" fo:border="none"/>
    </style:style>
    <style:style style:name="Tabelle1.B9" style:family="table-cell">
      <style:table-cell-properties fo:padding="0cm" fo:border-left="0.05pt solid #000000" fo:border-right="none" fo:border-top="none" fo:border-bottom="none"/>
    </style:style>
    <style:style style:name="P1" style:family="paragraph" style:parent-style-name="Header">
      <style:paragraph-properties fo:text-align="center" style:justify-single-word="false"/>
      <style:text-properties style:font-name="Trajan Pro"/>
    </style:style>
    <style:style style:name="P2" style:family="paragraph" style:parent-style-name="Text_20_body">
      <style:text-properties fo:font-size="13pt" style:font-size-asian="13pt" style:font-size-complex="13pt"/>
    </style:style>
    <style:style style:name="P3" style:family="paragraph" style:parent-style-name="Text_20_body">
      <style:text-properties fo:font-size="13pt" fo:background-color="#00dcff" style:font-size-asian="13pt" style:font-size-complex="13pt"/>
    </style:style>
    <style:style style:name="P4" style:family="paragraph" style:parent-style-name="Text_20_body">
      <style:text-properties style:font-name="Georgia" fo:font-size="12pt" fo:font-style="italic" style:font-size-asian="10.5pt" style:font-style-asian="italic" style:font-size-complex="12pt" style:font-style-complex="italic"/>
    </style:style>
    <style:style style:name="P5" style:family="paragraph" style:parent-style-name="Text_20_body">
      <style:text-properties fo:background-color="transparent"/>
    </style:style>
    <style:style style:name="P6" style:family="paragraph" style:parent-style-name="Text_20_body">
      <style:text-properties fo:font-style="italic" fo:background-color="transparent" style:font-style-asian="italic" style:font-style-complex="italic"/>
    </style:style>
    <style:style style:name="P7" style:family="paragraph" style:parent-style-name="Table_20_Contents">
      <style:paragraph-properties fo:text-align="center" style:justify-single-word="false"/>
    </style:style>
    <style:style style:name="P8" style:family="paragraph" style:parent-style-name="Contents_20_Heading">
      <style:paragraph-properties fo:break-before="page"/>
    </style:style>
    <style:style style:name="P9" style:family="paragraph" style:parent-style-name="Text_20_body">
      <style:paragraph-properties fo:break-before="page"/>
      <style:text-properties fo:background-color="transparent"/>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Text_20_body" style:list-style-name="">
      <style:text-properties fo:font-size="15pt" fo:background-color="#ffffff" style:font-size-asian="15pt" style:font-size-complex="15pt"/>
    </style:style>
    <style:style style:name="P14" style:family="paragraph" style:parent-style-name="Text_20_body" style:list-style-name="">
      <style:paragraph-properties fo:text-align="center" style:justify-single-word="false"/>
      <style:text-properties fo:font-size="15pt" fo:font-weight="bold" fo:background-color="#ffffff" style:font-size-asian="15pt" style:font-weight-asian="bold" style:font-size-complex="15pt" style:font-weight-complex="bold"/>
    </style:style>
    <style:style style:name="P15" style:family="paragraph" style:parent-style-name="Text_20_body" style:list-style-name="">
      <style:paragraph-properties fo:text-align="center" style:justify-single-word="false"/>
      <style:text-properties fo:font-size="13pt" fo:font-weight="bold" fo:background-color="#ffffff" style:font-size-asian="11.3500003814697pt" style:font-weight-asian="bold" style:font-size-complex="13pt" style:font-weight-complex="bold"/>
    </style:style>
    <style:style style:name="P16" style:family="paragraph" style:parent-style-name="Text_20_body" style:list-style-name="L1">
      <style:paragraph-properties fo:text-align="start" style:justify-single-word="false"/>
      <style:text-properties fo:font-size="13pt" fo:background-color="#ffff00" style:font-size-asian="13pt" style:font-size-complex="13pt"/>
    </style:style>
    <style:style style:name="P17" style:family="paragraph" style:parent-style-name="Text_20_body" style:list-style-name="L1">
      <style:text-properties fo:font-size="13pt" fo:background-color="#ffff00" style:font-size-asian="13pt" style:font-size-complex="13pt"/>
    </style:style>
    <style:style style:name="P18" style:family="paragraph" style:parent-style-name="Text_20_body" style:list-style-name="L11">
      <style:text-properties fo:font-size="13pt" style:font-size-asian="13pt" style:font-size-complex="13pt"/>
    </style:style>
    <style:style style:name="P19" style:family="paragraph" style:parent-style-name="Text_20_body" style:list-style-name="">
      <style:text-properties fo:font-size="16pt" style:font-size-asian="16pt" style:font-size-complex="16pt"/>
    </style:style>
    <style:style style:name="P20" style:family="paragraph" style:parent-style-name="Text_20_body" style:list-style-name="L2">
      <style:text-properties fo:background-color="#00ffff"/>
    </style:style>
    <style:style style:name="P21" style:family="paragraph" style:parent-style-name="Text_20_body">
      <style:text-properties fo:background-color="#ffff00"/>
    </style:style>
    <style:style style:name="P22" style:family="paragraph" style:parent-style-name="Text_20_body" style:list-style-name="L2">
      <style:text-properties fo:background-color="#ffff00"/>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4">
      <style:text-properties fo:background-color="transparent"/>
    </style:style>
    <style:style style:name="P26" style:family="paragraph" style:parent-style-name="Text_20_body" style:list-style-name="L16">
      <style:text-properties fo:background-color="transparent"/>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0">
      <style:text-properties style:text-underline-style="none"/>
    </style:style>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Standard" style:list-style-name="L2">
      <style:text-properties fo:background-color="#ffff00"/>
    </style:style>
    <style:style style:name="P42" style:family="paragraph" style:parent-style-name="Standard" style:list-style-name="L2">
      <style:text-properties fo:background-color="#00ffff"/>
    </style:style>
    <style:style style:name="P43" style:family="paragraph" style:parent-style-name="Title" style:list-style-name="" style:master-page-name="First_20_Page">
      <style:paragraph-properties style:page-number="auto"/>
      <style:text-properties fo:font-size="20pt" fo:background-color="#cccccc" style:font-size-asian="20pt" style:font-size-complex="20pt"/>
    </style:style>
    <style:style style:name="P44" style:family="paragraph" style:parent-style-name="Heading_20_1">
      <style:text-properties fo:font-size="16pt" style:font-size-asian="16pt" style:font-size-complex="16pt"/>
    </style:style>
    <style:style style:name="P45" style:family="paragraph" style:parent-style-name="Heading_20_1">
      <style:text-properties fo:background-color="transparent"/>
    </style:style>
    <style:style style:name="P46" style:family="paragraph" style:parent-style-name="Heading_20_1" style:list-style-name="">
      <style:text-properties fo:background-color="transparent"/>
    </style:style>
    <style:style style:name="P47" style:family="paragraph" style:parent-style-name="Heading_20_1">
      <style:paragraph-properties fo:break-before="page"/>
      <style:text-properties fo:font-size="16pt" style:font-size-asian="16pt" style:font-size-complex="16pt"/>
    </style:style>
    <style:style style:name="P48" style:family="paragraph" style:parent-style-name="Heading_20_3">
      <style:text-properties fo:font-size="13pt" fo:background-color="#ffff00" style:font-size-asian="13pt" style:font-size-complex="13pt"/>
    </style:style>
    <style:style style:name="P49" style:family="paragraph" style:parent-style-name="Heading_20_3">
      <style:text-properties fo:background-color="#ffff00"/>
    </style:style>
    <style:style style:name="P50" style:family="paragraph" style:parent-style-name="Heading_20_2">
      <style:text-properties fo:font-size="13pt" style:font-size-asian="13pt" style:font-size-complex="13pt"/>
    </style:style>
    <style:style style:name="P51" style:family="paragraph" style:parent-style-name="Heading_20_2">
      <style:text-properties fo:background-color="transparent"/>
    </style:style>
    <style:style style:name="P52" style:family="paragraph">
      <style:paragraph-properties fo:margin-left="0cm" fo:margin-right="0cm" fo:margin-top="0cm" fo:margin-bottom="0cm" fo:line-height="100%" fo:text-align="center" fo:text-indent="0cm"/>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background-color="transparent"/>
    </style:style>
    <style:style style:name="T5" style:family="text">
      <style:text-properties fo:font-weight="normal" style:font-weight-asian="normal" style:font-weight-complex="normal"/>
    </style:style>
    <style:style style:name="T6" style:family="text">
      <style:text-properties fo:background-color="#ffff00"/>
    </style:style>
    <style:style style:name="T7" style:family="text">
      <style:text-properties fo:background-color="#00ff00"/>
    </style:style>
    <style:style style:name="T8" style:family="text">
      <style:text-properties fo:background-color="#ff0000"/>
    </style:style>
    <style:style style:name="T9"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3465af" draw:marker-start="Arrow"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2" table:style-name="Tabelle2">
        <table:table-column table:style-name="Tabelle2.A"/>
        <table:table-row>
          <table:table-cell table:style-name="Tabelle2.A1" office:value-type="string">
            <text:h text:style-name="P43" text:outline-level="1"><text:bookmark-start text:name="__RefHeading__1179_851734227"/>Pflichtenheft<text:bookmark-end text:name="__RefHeading__1179_851734227"/></text:h>
          </table:table-cell>
        </table:table-row>
      </table:table>
      <text:h text:style-name="P13" text:outline-level="1"/>
      <text:h text:style-name="P14" text:outline-level="1">Cafeteria – Planer</text:h>
      <text:h text:style-name="P15" text:outline-level="1"/>
      <text:h text:style-name="P15" text:outline-level="1"><text:tab/></text:h>
      <text:h text:style-name="P15" text:outline-level="1">Auftraggeber:</text:h>
      <text:h text:style-name="P15" text:outline-level="1">B. Wagner und C. Wagner</text:h>
      <text:h text:style-name="P15" text:outline-level="1"/>
      <text:h text:style-name="P15" text:outline-level="1"/>
      <text:h text:style-name="P15" text:outline-level="1"/>
      <text:h text:style-name="P15" text:outline-level="1">Vorgelegt von:</text:h>
      <text:h text:style-name="P15" text:outline-level="1">Julius Brose</text:h>
      <text:h text:style-name="P15" text:outline-level="1"/>
      <text:h text:style-name="P15" text:outline-level="1">Alexander Löser</text:h>
      <text:h text:style-name="P15" text:outline-level="1"/>
      <text:h text:style-name="P15" text:outline-level="1">Johannes Gräger</text:h>
      <text:h text:style-name="P15" text:outline-level="1"/>
      <text:h text:style-name="P15" text:outline-level="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Inhaltsverzeichnis</text:p>
          </text:index-title>
          <text:p text:style-name="P11"><text:a xlink:type="simple" xlink:href="#__RefHeading__904_851734227" text:style-name="Index_20_Link" text:visited-style-name="Index_20_Link">1 Zielbestimmungen<text:tab/>3</text:a></text:p>
          <text:p text:style-name="P10"><text:a xlink:type="simple" xlink:href="#__RefHeading__906_851734227" text:style-name="Index_20_Link" text:visited-style-name="Index_20_Link">1.1 Musskriterien<text:tab/>3</text:a></text:p>
          <text:p text:style-name="P10"><text:a xlink:type="simple" xlink:href="#__RefHeading__908_851734227" text:style-name="Index_20_Link" text:visited-style-name="Index_20_Link">1.2 Wunschkriterien<text:tab/>5</text:a></text:p>
          <text:p text:style-name="P10"><text:a xlink:type="simple" xlink:href="#__RefHeading__910_851734227" text:style-name="Index_20_Link" text:visited-style-name="Index_20_Link">1.3 Abgrenzungskriterien<text:tab/>5</text:a></text:p>
          <text:p text:style-name="P11"><text:a xlink:type="simple" xlink:href="#__RefHeading__912_851734227" text:style-name="Index_20_Link" text:visited-style-name="Index_20_Link">2 Produkteinsatz<text:tab/>5</text:a></text:p>
          <text:p text:style-name="P10"><text:a xlink:type="simple" xlink:href="#__RefHeading__914_851734227" text:style-name="Index_20_Link" text:visited-style-name="Index_20_Link">2.1 Anwendungsbereiche<text:tab/>5</text:a></text:p>
          <text:p text:style-name="P10"><text:a xlink:type="simple" xlink:href="#__RefHeading__916_851734227" text:style-name="Index_20_Link" text:visited-style-name="Index_20_Link">2.2 Zielgruppen<text:tab/>6</text:a></text:p>
          <text:p text:style-name="P10"><text:a xlink:type="simple" xlink:href="#__RefHeading__918_851734227" text:style-name="Index_20_Link" text:visited-style-name="Index_20_Link">2.3 Betriebsbedingungen<text:tab/>6</text:a></text:p>
          <text:p text:style-name="P11"><text:a xlink:type="simple" xlink:href="#__RefHeading__920_851734227" text:style-name="Index_20_Link" text:visited-style-name="Index_20_Link">3 Produktumgebung<text:tab/>6</text:a></text:p>
          <text:p text:style-name="P10"><text:a xlink:type="simple" xlink:href="#__RefHeading__922_851734227" text:style-name="Index_20_Link" text:visited-style-name="Index_20_Link">3.1 Software<text:tab/>6</text:a></text:p>
          <text:p text:style-name="P10"><text:a xlink:type="simple" xlink:href="#__RefHeading__924_851734227" text:style-name="Index_20_Link" text:visited-style-name="Index_20_Link">3.2 Hardware<text:tab/>6</text:a></text:p>
          <text:p text:style-name="P11"><text:a xlink:type="simple" xlink:href="#__RefHeading__926_851734227" text:style-name="Index_20_Link" text:visited-style-name="Index_20_Link">4. Produktfunktionen<text:tab/>7</text:a></text:p>
          <text:p text:style-name="P10"><text:a xlink:type="simple" xlink:href="#__RefHeading__928_851734227" text:style-name="Index_20_Link" text:visited-style-name="Index_20_Link">4.1 Benutzerfunktionen<text:tab/>7</text:a></text:p>
          <text:p text:style-name="P12"><text:a xlink:type="simple" xlink:href="#__RefHeading__930_851734227" text:style-name="Index_20_Link" text:visited-style-name="Index_20_Link">4.1.1 Benutzer-Kennung<text:tab/>7</text:a></text:p>
          <text:p text:style-name="P12"><text:a xlink:type="simple" xlink:href="#__RefHeading__932_851734227" text:style-name="Index_20_Link" text:visited-style-name="Index_20_Link">4.1.2 Persönliche Daten<text:tab/>7</text:a></text:p>
          <text:p text:style-name="P10"><text:a xlink:type="simple" xlink:href="#__RefHeading__934_851734227" text:style-name="Index_20_Link" text:visited-style-name="Index_20_Link">4.2 Dienstplan<text:tab/>8</text:a></text:p>
          <text:p text:style-name="P10"><text:a xlink:type="simple" xlink:href="#__RefHeading__936_851734227" text:style-name="Index_20_Link" text:visited-style-name="Index_20_Link">4.3 Kontaktliste<text:tab/>8</text:a></text:p>
          <text:p text:style-name="P10"><text:a xlink:type="simple" xlink:href="#__RefHeading__938_851734227" text:style-name="Index_20_Link" text:visited-style-name="Index_20_Link">4.4 Sonstiges<text:tab/>9</text:a></text:p>
          <text:p text:style-name="P11"><text:a xlink:type="simple" xlink:href="#__RefHeading__940_851734227" text:style-name="Index_20_Link" text:visited-style-name="Index_20_Link">5. Produktdaten<text:tab/>10</text:a></text:p>
          <text:p text:style-name="P11"><text:a xlink:type="simple" xlink:href="#__RefHeading__942_851734227" text:style-name="Index_20_Link" text:visited-style-name="Index_20_Link">6. Produktleistungen<text:tab/>11</text:a></text:p>
          <text:p text:style-name="P11"><text:a xlink:type="simple" xlink:href="#__RefHeading__944_851734227" text:style-name="Index_20_Link" text:visited-style-name="Index_20_Link">7. Benutzeroberfläche<text:tab/>11</text:a></text:p>
          <text:p text:style-name="P10"><text:a xlink:type="simple" xlink:href="#__RefHeading__946_851734227" text:style-name="Index_20_Link" text:visited-style-name="Index_20_Link">7.1 Dialogstruktur<text:tab/>11</text:a></text:p>
          <text:p text:style-name="P10"><text:a xlink:type="simple" xlink:href="#__RefHeading__948_851734227" text:style-name="Index_20_Link" text:visited-style-name="Index_20_Link">7.2 Bildschirmlayout<text:tab/>12</text:a></text:p>
          <text:p text:style-name="P11"><text:a xlink:type="simple" xlink:href="#__RefHeading__950_851734227" text:style-name="Index_20_Link" text:visited-style-name="Index_20_Link">8. Qualitätszielbestimmungen<text:tab/>12</text:a></text:p>
          <text:p text:style-name="P11"><text:a xlink:type="simple" xlink:href="#__RefHeading__952_851734227" text:style-name="Index_20_Link" text:visited-style-name="Index_20_Link">9. Globale Testszenarien und Testfälle<text:tab/>12</text:a></text:p>
          <text:p text:style-name="P11"><text:a xlink:type="simple" xlink:href="#__RefHeading__954_851734227" text:style-name="Index_20_Link" text:visited-style-name="Index_20_Link">10. Entwicklungsumgebung<text:tab/>14</text:a></text:p>
          <text:p text:style-name="P10"><text:a xlink:type="simple" xlink:href="#__RefHeading__956_851734227" text:style-name="Index_20_Link" text:visited-style-name="Index_20_Link">10.1 Software<text:tab/>14</text:a></text:p>
          <text:p text:style-name="P10"><text:a xlink:type="simple" xlink:href="#__RefHeading__958_851734227" text:style-name="Index_20_Link" text:visited-style-name="Index_20_Link">10.2 Hardware<text:tab/>14</text:a></text:p>
          <text:p text:style-name="P11"><text:a xlink:type="simple" xlink:href="#__RefHeading__960_851734227" text:style-name="Index_20_Link" text:visited-style-name="Index_20_Link">11. Ergänzungen<text:tab/>14</text:a></text:p>
          <text:p text:style-name="P10"><text:a xlink:type="simple" xlink:href="#__RefHeading__962_851734227" text:style-name="Index_20_Link" text:visited-style-name="Index_20_Link">11.1 Installationsroutine<text:tab/>14</text:a></text:p>
          <text:p text:style-name="P10"><text:a xlink:type="simple" xlink:href="#__RefHeading__1072_851734227" text:style-name="Index_20_Link" text:visited-style-name="Index_20_Link">11.2 Datenbankübertragung<text:tab/>15</text:a></text:p>
          <text:p text:style-name="P11"><text:a xlink:type="simple" xlink:href="#__RefHeading__966_851734227" text:style-name="Index_20_Link" text:visited-style-name="Index_20_Link">12. Glossar<text:tab/>15</text:a></text:p>
        </text:index-body>
      </text:table-of-content>
      <text:h text:style-name="P19" text:outline-level="1"/>
      <text:h text:style-name="P47" text:outline-level="1"><text:bookmark-start text:name="__RefHeading__904_851734227"/>1<text:tab/>Zielbestimmungen<text:bookmark-end text:name="__RefHeading__904_851734227"/></text:h>
      <text:p text:style-name="P2"/>
      <text:p text:style-name="P4">Die Software soll die interaktive Erstellung des Dienstplanes für die Cafeteria der Humboldt-Oberschule Berlin - Tegel über den Webbrowser ermöglichen. </text:p>
      <text:h text:style-name="P50" text:outline-level="2"><text:bookmark-start text:name="__RefHeading__906_851734227"/>1.1 Musskriterien<text:bookmark-end text:name="__RefHeading__906_851734227"/></text:h>
      <text:h text:style-name="P48" text:outline-level="3">1.1.1 Mitarbeiter</text:h>
      <text:list xml:id="list558626039" text:style-name="L1">
        <text:list-item>
          <text:p text:style-name="P16">Ein neuer Mitarbeiter muss von einem Administrator im System registriert werden</text:p>
        </text:list-item>
        <text:list-item>
          <text:p text:style-name="P16">Der Mitarbeiter kann sich anschließend selbstständig im System an- und abmelden</text:p>
        </text:list-item>
        <text:list-item>
          <text:p text:style-name="P16">Ein Mitarbeiter verwendet zur Anmeldung ein Passwort, welches bei der Registrierung zwar vorgegeben wird, aber zu einem beliebigen Zeitpunkt selbstständig geändert werden kann</text:p>
        </text:list-item>
        <text:list-item>
          <text:p text:style-name="P16">Mitarbeiter können sich selbstständig für freie Dienste eintragen und teilweise auch austragen</text:p>
        </text:list-item>
        <text:list-item>
          <text:p text:style-name="P16">es werden Kontaktinformationen, Einstellungen und mögliche Arbeitszeiten der Mitarbeiter gespeichert</text:p>
        </text:list-item>
      </text:list>
      <text:h text:style-name="P49" text:outline-level="3">1.1.2 Rechtesystem</text:h>
      <text:list xml:id="list1496676314" text:continue-numbering="true" text:style-name="L1">
        <text:list-item>
          <text:p text:style-name="P16">keine Gastzugänge</text:p>
        </text:list-item>
        <text:list-item>
          <text:p text:style-name="P16">Nutzer</text:p>
          <text:list>
            <text:list-item>
              <text:p text:style-name="P16">Zugriff auf die Telefon- und E-Mail-Liste</text:p>
            </text:list-item>
            <text:list-item>
              <text:p text:style-name="P16">selbstständiges Eintragen in den Plan</text:p>
            </text:list-item>
            <text:list-item>
              <text:p text:style-name="P17">Änderung ihrer hinterlegten Daten</text:p>
            </text:list-item>
            <text:list-item>
              <text:p text:style-name="P17">für das Austragen gelten folgende Regeln:</text:p>
              <text:list>
                <text:list-item>
                  <text:p text:style-name="P17">Ist der Termin noch mehr als zwei Wochen entfernt, so kann sich jeder Nutzer sofort austragen</text:p>
                </text:list-item>
                <text:list-item>
                  <text:p text:style-name="P17">Ist der Termin innerhalb einer Zwei-Wochen-Frist, so muss der Nutzer den Termin freigeben (siehe /F0220/)</text:p>
                </text:list-item>
              </text:list>
            </text:list-item>
          </text:list>
        </text:list-item>
        <text:list-item>
          <text:p text:style-name="P17">Administratoren</text:p>
          <text:list>
            <text:list-item>
              <text:p text:style-name="P17">für Administratoren gelten die selben Rechte wie für Benutzer</text:p>
            </text:list-item>
            <text:list-item>
              <text:p text:style-name="P17">Administratoren können jeden beliebigen Benutzer zu jedem noch nicht vergangenem Datum ein- und austragen. Dafür muss aber zuerst der <text:soft-page-break/>Admin-Modus aktiviert werden</text:p>
            </text:list-item>
            <text:list-item>
              <text:p text:style-name="P17">Administratoren sind in der Lage, mittels einer Verwaltungsseite neue Benutzer anzulegen, zu löschen, und die Daten bestehender Benutzer zu verändern</text:p>
            </text:list-item>
            <text:list-item>
              <text:p text:style-name="P17">Administratoren sind berechtigt, die Änderungsliste (Changelog) einzusehen</text:p>
            </text:list-item>
            <text:list-item>
              <text:p text:style-name="P17">Administratoren dürfen Bemerkungen in den Dienstplan eintragen</text:p>
            </text:list-item>
            <text:list-item>
              <text:p text:style-name="P17">Administratoren können mithilfe eines Formulars Rundmails an Mitarbeiter verschicken</text:p>
            </text:list-item>
          </text:list>
        </text:list-item>
      </text:list>
      <text:h text:style-name="P49" text:outline-level="3">1.1.3 Dienstplan</text:h>
      <text:list xml:id="list1206490791" text:continue-numbering="true" text:style-name="L1">
        <text:list-item>
          <text:p text:style-name="P17">Der Dienstplan soll in Tabellenform dargestellt werden. Dabei gibt es folgende Spalten:</text:p>
          <text:list>
            <text:list-item>
              <text:p text:style-name="P17">Wochentag</text:p>
            </text:list-item>
            <text:list-item>
              <text:p text:style-name="P17">Datum</text:p>
            </text:list-item>
            <text:list-item>
              <text:p text:style-name="P17">Bemerkung</text:p>
            </text:list-item>
            <text:list-item>
              <text:p text:style-name="P17">die drei Dienste:</text:p>
              <text:list>
                <text:list-item>
                  <text:p text:style-name="P17">Einkauf</text:p>
                </text:list-item>
                <text:list-item>
                  <text:p text:style-name="P17">Möhren</text:p>
                </text:list-item>
                <text:list-item>
                  <text:p text:style-name="P17">Ei</text:p>
                </text:list-item>
              </text:list>
            </text:list-item>
            <text:list-item>
              <text:p text:style-name="P17">und einen vierten Dienst „Einarbeitung“, der nur von unerfahrenen Mitarbeitern belegt werden sollte, weil diese noch nicht genug Erfahrung besitzen, um einen ganzen Dienst wie Einkauf selbstständig zu übernehmen</text:p>
            </text:list-item>
          </text:list>
        </text:list-item>
        <text:list-item>
          <text:p text:style-name="P17">Die Dienste sind in zwei Hälften geteilt. Trägt sich ein Nutzer ein, so hat er die Möglichkeit, sich für einen halben Dienst (1. oder 2. Hälfte) oder einen ganzen Dienst (1. und 2. Hälfte) einzutragen</text:p>
        </text:list-item>
        <text:list-item>
          <text:p text:style-name="P17">es ist Nutzern möglich, sich für zwei Dienste zeitgleich einzutragen, sodass der Tag im Notfall auch mit zwei Mitarbeitern als vollständig belegt gilt</text:p>
        </text:list-item>
        <text:list-item>
          <text:p text:style-name="P17">für Tage, die noch nicht komplett besetzt sind, lässt sich eine Liste aller verfügbarer Mitarbeiter anzeigen</text:p>
        </text:list-item>
        <text:list-item>
          <text:p text:style-name="P17">Kontaktliste</text:p>
          <text:list>
            <text:list-item>
              <text:p text:style-name="P17">die Kontaktliste stellt Mitarbeitern folgende Informationen über andere Mitarbeiter zur Verfügung:</text:p>
              <text:list>
                <text:list-item>
                  <text:p text:style-name="P17">Vorname, Name</text:p>
                </text:list-item>
                <text:list-item>
                  <text:p text:style-name="P17"><text:soft-page-break/>Telefonnummern, E-Mail</text:p>
                </text:list-item>
                <text:list-item>
                  <text:p text:style-name="P17">die theoretischen Arbeitszeiten</text:p>
                </text:list-item>
              </text:list>
            </text:list-item>
            <text:list-item>
              <text:p text:style-name="P17">es gibt die Möglichkeit, die aufgelisteten Nutzer danach zu sortieren, an welchen Tagen sie zur Verfügung stehen</text:p>
            </text:list-item>
            <text:list-item>
              <text:p text:style-name="P17">weiterhin lassen sich auch nur Nutzer anzeigen, die an einem bestimmten Wochentag theoretisch Zeit haben</text:p>
            </text:list-item>
          </text:list>
        </text:list-item>
      </text:list>
      <text:h text:style-name="P49" text:outline-level="3">1.1.4 Sonstiges</text:h>
      <text:list xml:id="list319940707" text:continue-numbering="true" text:style-name="L1">
        <text:list-item>
          <text:p text:style-name="P17">Deutsch soll als Systemsprache verwendet werden</text:p>
        </text:list-item>
      </text:list>
      <text:h text:style-name="Heading_20_2" text:outline-level="2"><text:bookmark-start text:name="__RefHeading__908_851734227"/>1.2 Wunschkriterien<text:bookmark-end text:name="__RefHeading__908_851734227"/></text:h>
      <text:list xml:id="list309468244" text:style-name="L2">
        <text:list-item>
          <text:p text:style-name="P20">für den Fall, dass ein Nutzer einen Termin freigibt, soll eine automatisierte Rundmail an alle Mitarbeiter verschickt werden, die an diesem Tag theoretisch Zeit hätten</text:p>
        </text:list-item>
        <text:list-item>
          <text:p text:style-name="P22">es soll eine Rundmailfunktion geben, die es Administratoren ermöglicht, nicht-automatisierte Mails an alle aktiven Mitarbeiter der Cafeteria zu senden</text:p>
        </text:list-item>
        <text:list-item>
          <text:p text:style-name="P22">einmal jährlich (zum Ende des Schuljahres) soll es die Möglichkeit geben, die Ferientermine für das kommende Schuljahr automatisiert in den Plan eintragen zu lassen</text:p>
        </text:list-item>
        <text:list-item>
          <text:p text:style-name="P22">es soll eine Statistikfunktion geben, mithilfe derer die Administratoren einen Überblick über die Anzahl der Dienste der Mitarbeiter erhalten können</text:p>
        </text:list-item>
        <text:list-item>
          <text:p text:style-name="P20">Administratoren sollen die Möglichkeit besitzen, den aktuellen Datenbankzustand zu sichern und die Datenbank auf einen früheren Zustand zurückzusetzen</text:p>
        </text:list-item>
        <text:list-item>
          <text:p text:style-name="P41">es soll einen automatisierten Serienbrief geben, der Donnerstag 14:00 Uhr versendet wird, wenn noch nicht alle Dienste der nächsten Woche besetzt sind.</text:p>
        </text:list-item>
        <text:list-item>
          <text:p text:style-name="P41">Die Spalten des Dienstplanes sollen variabel sein, die einzigen Fixspalten sind Datum und Wochentag. Man soll neue Spalten anlegen können, bestehende Spalten ändern, verschieben und löschen können</text:p>
        </text:list-item>
        <text:list-item>
          <text:p text:style-name="P42">es soll eine Druckversion für die Kontaktliste, den Plan und die Statistikfunktion geben</text:p>
        </text:list-item>
        <text:list-item>
          <text:p text:style-name="P42">Die Software sollte so entworfen werden, dass sie auch von Mobilgeräten komfortabel zu bedienen ist</text:p>
        </text:list-item>
      </text:list>
      <text:p text:style-name="P3"/>
      <text:h text:style-name="P51" text:outline-level="2"><text:bookmark-start text:name="__RefHeading__910_851734227"/>1.3 Abgrenzungskriterien<text:bookmark-end text:name="__RefHeading__910_851734227"/></text:h>
      <text:list xml:id="list528625464" text:style-name="L3">
        <text:list-item>
          <text:p text:style-name="P23">Die Seite ist eine reine Verwaltungs- und Organisationsseite, die nur für die Mitarbeiter der Cafeteria gedacht ist und keine repräsentativen Zwecke wie eine offizielle Homepage erfüllt</text:p>
        </text:list-item>
        <text:list-item>
          <text:p text:style-name="P23">Die Seite dient zwar der Verbesserung der Kommunikation zwischen den Mitarbeitern, liefert aber nur die Kontaktdaten und stellt selbst keine Kommunikationsmöglichkeiten für normale Nutzer bereit</text:p>
        </text:list-item>
        <text:list-item>
          <text:p text:style-name="P23"><text:soft-page-break/>Die Software ist überwiegend für die Cafeteria der Humboldt-Oberschule Berlin-Tegel ausgelegt und daher nur beschränkt auf andere Cafeterias übertragbar</text:p>
        </text:list-item>
      </text:list>
      <text:p text:style-name="Text_20_body"/>
      <text:h text:style-name="P44" text:outline-level="1"><text:bookmark-start text:name="__RefHeading__912_851734227"/>2 Produkteinsatz<text:bookmark-end text:name="__RefHeading__912_851734227"/></text:h>
      <text:p text:style-name="Text_20_body"/>
      <text:h text:style-name="Heading_20_2" text:outline-level="2"><text:bookmark-start text:name="__RefHeading__914_851734227"/>2.1 Anwendungsbereiche<text:bookmark-end text:name="__RefHeading__914_851734227"/></text:h>
      <text:p text:style-name="Text_20_body">Aufgabe der Software ist es, eine komfortable und einfache Möglichkeit zur Verwaltung des Cafeteria-Dienstplans der Humboldt-Oberschule zur Verfügung zu stellen. Sie soll Mitarbeitern ermöglichen, sich selbstständig in den Dienstplan der Cafeteria einzutragen und die Kommunikation zwischen den Cafeteria-Mitarbeitern vereinfachen.</text:p>
      <text:h text:style-name="Heading_20_2" text:outline-level="2"><text:bookmark-start text:name="__RefHeading__916_851734227"/>2.2 Zielgruppen<text:bookmark-end text:name="__RefHeading__916_851734227"/></text:h>
      <text:p text:style-name="Text_20_body">Die Software richtet sich an engagierte Eltern von Schülern, die sich bereit erklärt haben, in der schuleigenen Cafeteria zu arbeiten.</text:p>
      <text:p text:style-name="Text_20_body">Es werden Basiskenntnisse der Internetnutzung vorausgesetzt. Ebenso sollte Benutzern bereits die Organisation des Planes bekannt sein, eine Bedienungsanleitung ist nicht geplant.</text:p>
      <text:p text:style-name="Text_20_body">Außerdem müssen die Benutzer die deutsche Sprache beherrschen.</text:p>
      <text:h text:style-name="Heading_20_2" text:outline-level="2"><text:bookmark-start text:name="__RefHeading__918_851734227"/>2.3 Betriebsbedingungen<text:bookmark-end text:name="__RefHeading__918_851734227"/></text:h>
      <text:list xml:id="list1741358515" text:style-name="L4">
        <text:list-item>
          <text:p text:style-name="P24">Betriebsdauer: täglich, 24 Stunden</text:p>
        </text:list-item>
        <text:list-item>
          <text:p text:style-name="P25">Wartungsfrei</text:p>
        </text:list-item>
        <text:list-item>
          <text:p text:style-name="P24">Die Sicherung der Datenbank muss vom Administrator manuell mithilfe der vorgegebenen Funktion erstellt werden</text:p>
        </text:list-item>
        <text:list-item>
          <text:p text:style-name="P24">Ebenfalls müssen die Administratoren sich um Probleme der Nutzer kümmern und deren Daten im Notfall ändern</text:p>
        </text:list-item>
      </text:list>
      <text:p text:style-name="Text_20_body"/>
      <text:h text:style-name="P44" text:outline-level="1"><text:bookmark-start text:name="__RefHeading__920_851734227"/>3 Produktumgebung<text:bookmark-end text:name="__RefHeading__920_851734227"/></text:h>
      <text:h text:style-name="Heading_20_2" text:outline-level="2"><text:bookmark-start text:name="__RefHeading__922_851734227"/>3.1 Software<text:bookmark-end text:name="__RefHeading__922_851734227"/></text:h>
      <text:list xml:id="list465791782" text:style-name="L5">
        <text:list-item>
          <text:p text:style-name="P27">Client</text:p>
          <text:list>
            <text:list-item>
              <text:p text:style-name="P27">Webbrowser</text:p>
            </text:list-item>
          </text:list>
        </text:list-item>
        <text:list-item>
          <text:p text:style-name="P27">Server</text:p>
          <text:list>
            <text:list-item>
              <text:p text:style-name="P27">Apache 2 Webserver</text:p>
            </text:list-item>
            <text:list-item>
              <text:p text:style-name="P27">MySQL-Server (mind. Version 5)</text:p>
            </text:list-item>
            <text:list-item>
              <text:p text:style-name="P27"><text:soft-page-break/>PHP (mind. Version 5.2)</text:p>
              <text:list>
                <text:list-item>
                  <text:p text:style-name="P27">funktionierende mail()-Funktion</text:p>
                </text:list-item>
              </text:list>
            </text:list-item>
          </text:list>
        </text:list-item>
      </text:list>
      <text:h text:style-name="Heading_20_2" text:outline-level="2"><text:bookmark-start text:name="__RefHeading__924_851734227"/>3.2 Hardware<text:bookmark-end text:name="__RefHeading__924_851734227"/></text:h>
      <text:list xml:id="list1392349271" text:style-name="L6">
        <text:list-item>
          <text:p text:style-name="P28">Client</text:p>
          <text:list>
            <text:list-item>
              <text:p text:style-name="P28"><text:span text:style-name="T4">internetfähiges</text:span> Endgerät</text:p>
            </text:list-item>
          </text:list>
        </text:list-item>
        <text:list-item>
          <text:p text:style-name="P28">Server</text:p>
          <text:list>
            <text:list-item>
              <text:p text:style-name="P28"><text:span text:style-name="T4">Über das Internet erreichbarer</text:span> Server</text:p>
            </text:list-item>
            <text:list-item>
              <text:p text:style-name="P28">genug Speicherplatz und Rechenleistung</text:p>
            </text:list-item>
          </text:list>
        </text:list-item>
      </text:list>
      <text:p text:style-name="Text_20_body"/>
      <text:h text:style-name="P45" text:outline-level="1"><text:bookmark-start text:name="__RefHeading__926_851734227"/>4. Produktfunktionen<text:bookmark-end text:name="__RefHeading__926_851734227"/></text:h>
      <text:h text:style-name="Heading_20_2" text:outline-level="2"><text:bookmark-start text:name="__RefHeading__928_851734227"/>4.1 Benutzerfunktionen<text:bookmark-end text:name="__RefHeading__928_851734227"/></text:h>
      <text:h text:style-name="Heading_20_3" text:outline-level="3"><text:bookmark-start text:name="__RefHeading__930_851734227"/>4.1.1 Benutzer-Kennung<text:bookmark-end text:name="__RefHeading__930_851734227"/></text:h>
      <text:p text:style-name="Text_20_body">Ein bereits registrierter Benutzer kann das System erst nach einem Login nutzen.</text:p>
      <text:p text:style-name="Text_20_body"/>
      <text:p text:style-name="Text_20_body"><text:span text:style-name="T6">/F0010/ Registrieren</text:span>: Bevor ein Benutzer sich im System anmelden kann, muss er zuerst registriert werden. Um diese Registrierung durchzuführen, wendet er sich an die Administratoren. Diese legen den Account dann mithilfe eines Formulars an. Daraufhin wird der Benutzer per Mail über seine Login-Daten informiert. Zur Registrierung notwendig sind daher:</text:p>
      <text:list xml:id="list1473718968" text:style-name="L7">
        <text:list-item>
          <text:p text:style-name="P29">Vorname und Nachname</text:p>
        </text:list-item>
        <text:list-item>
          <text:p text:style-name="P29">eindeutiger <text:span text:style-name="T4">Benutzername (im Normalfall Nachname, bei Uneindeutigkeit kann der Administrator entscheiden)</text:span></text:p>
        </text:list-item>
        <text:list-item>
          <text:p text:style-name="P29">gültige und eindeutige E-Mail-Adresse</text:p>
        </text:list-item>
      </text:list>
      <text:p text:style-name="Text_20_body">Alle weiteren Angaben kann der Benutzer anschließend selbst regeln.</text:p>
      <text:p text:style-name="Text_20_body"/>
      <text:p text:style-name="Text_20_body"><text:span text:style-name="T7">/F0020/ Anmelden: </text:span>Ein bereits registrierter, aktiver Benutzer kann sich auf der Start- / Loginseite anmelden. Dafür muss er seine Login-Daten (Benutzername/E-Mail-Adresse und Passwort) angeben.</text:p>
      <text:p text:style-name="Text_20_body"/>
      <text:p text:style-name="Text_20_body"><text:span text:style-name="T7">/F0030/ Abmelden: </text:span>Ein angemeldeter Benutzer kann sich jederzeit wieder vom System abmelden.</text:p>
      <text:p text:style-name="Text_20_body"/>
      <text:p text:style-name="Text_20_body">Für die folgenden Punkte wird angenommen, dass der Benutzer 1. aktiv und 2. bereits angemeldet ist.</text:p>
      <text:p text:style-name="Text_20_body"><text:soft-page-break/></text:p>
      <text:h text:style-name="Heading_20_3" text:outline-level="3"><text:bookmark-start text:name="__RefHeading__932_851734227"/>4.1.2 Persönliche Daten<text:bookmark-end text:name="__RefHeading__932_851734227"/></text:h>
      <text:p text:style-name="Text_20_body">Zu jedem Mitarbeiter werden bestimmte Daten erfasst (siehe /D010/).</text:p>
      <text:p text:style-name="Text_20_body"><text:span text:style-name="T6">/F0110/ Anzeigen der persönlichen Daten:</text:span> Jeder Benutzer kann seine persönlichen, von ihm hinterlegten Daten (siehe /D011/) jederzeit einsehen.</text:p>
      <text:p text:style-name="Text_20_body"><text:span text:style-name="T6">/F0120/ Ändern der persönlichen Daten:</text:span> Jeder Benutzer darf seine hinterlegten Daten ändern. Dazu soll es ein Formular geben, welches die Veränderung der Daten ermöglicht. Dabei kann er alle unter</text:p>
      <text:p text:style-name="Text_20_body">/D011/ beschriebenen Daten verändern, solange die Eindeutigkeit von Benutzername und E-Mail-Adresse innerhalb des Systems bestehen bleibt. Die unter /D012/ beschriebenen Daten können nur mit Administratorrechten eingesehen und verändert werden.</text:p>
      <text:p text:style-name="Text_20_body"/>
      <text:h text:style-name="Heading_20_2" text:outline-level="2"><text:bookmark-start text:name="__RefHeading__934_851734227"/>4.2 Dienstplan<text:bookmark-end text:name="__RefHeading__934_851734227"/></text:h>
      <text:p text:style-name="Text_20_body"><text:span text:style-name="T7">/F0210/ Eintragen in den Plan:</text:span> Nutzer können sich an einem beliebigen zukünftigen Datum eintragen. Dabei haben sie die Möglichkeit, sich zwischen den Diensten Ei, Möhren, Einkauf und Einarbeitung zu entscheiden. Klickt ein Mitarbeiter auf einen solchen Dienst, so hat er die Möglichkeit, seine Schicht zu wählen. Es gibt folgende Möglichkeiten:</text:p>
      <text:list xml:id="list354709209" text:style-name="L8">
        <text:list-item>
          <text:p text:style-name="P30">Ganze Schicht</text:p>
        </text:list-item>
        <text:list-item>
          <text:p text:style-name="P30">1. Hälfte</text:p>
        </text:list-item>
        <text:list-item>
          <text:p text:style-name="P30">2. Hälfte</text:p>
        </text:list-item>
      </text:list>
      <text:p text:style-name="Text_20_body">Danach ist der Mitarbeiter in den Plan eingetragen. Ein Mitarbeiter kann sich auch mehrmals am selben Datum eintragen, sodass er einen zweiten Dienst am gleichen Tag übernehmen kann.</text:p>
      <text:p text:style-name="Text_20_body"/>
      <text:p text:style-name="Text_20_body"><text:span text:style-name="T7">/F0220/ Austragen aus dem Plan:</text:span> Falls ein Nutzer einen Dienst nicht wahrnehmen kann, so muss es die Möglichkeit geben, sich aus dem Dienst wieder auszutragen. Dabei muss – je nach Zeitpunkt des Austragens folgendes geschehen:</text:p>
      <text:list xml:id="list222980252" text:style-name="L9">
        <text:list-item>
          <text:p text:style-name="P31">Ist der auszutragende Termin noch zwei Wochen oder länger entfernt, so kann sich der Nutzer ohne Weiteres austragen.</text:p>
        </text:list-item>
        <text:list-item>
          <text:p text:style-name="P31"><text:span text:style-name="T7">/F0221/ Freigeben: </text:span>Ist der auszutragende Termin weniger als zwei Wochen lang entfernt, so muss der Nutzer den Termin <text:span text:style-name="T3">freigeben</text:span>. Daraufhin wird eine automatisierte Serienmail an alle Mitarbeiter der Cafeteria verschickt, die laut ihrem Zeitplan (siehe /D011/) theoretisch einspringen könnten, in der auf den Ausfall aufmerksam gemacht und um Ersatz gebeten wird.</text:p>
        </text:list-item>
      </text:list>
      <text:p text:style-name="Text_20_body"/>
      <text:p text:style-name="Text_20_body"><text:span text:style-name="T7">/F0230/ Liste aller verfügbaren Mitarbeiter:</text:span> Sind noch nicht alle Schichten eines Tages belegt, so gibt es die Möglichkeit, sich einen Auszug aus der Kontaktliste (siehe 4.3) anzeigen zu lassen. Dieser Auszug enthält nur diejenigen Mitarbeiter, die an dem entsprechenden Wochentag theoretisch arbeiten könnten.</text:p>
      <text:p text:style-name="Text_20_body"><text:span text:style-name="T7">/F0240/ Admin-Modus:</text:span> Ermöglicht Administratoren die Verwendung ihrer Sonderrechte. Die <text:soft-page-break/>Aktivierung erfordert daher Administratorrechte.</text:p>
      <text:p text:style-name="Text_20_body"><text:span text:style-name="T6">/F0250/ anderen Benutzer eintragen: </text:span>Nach Aktivierung des Admin-Modus (/F0240/) ist es möglich, jeden beliebigen Benutzer zu jedem zukünftigen Datum ein- oder auch auszutragen.</text:p>
      <text:p text:style-name="Text_20_body"/>
      <text:p text:style-name="Text_20_body"><text:span text:style-name="T7">/F0260/ Bemerkungen verfassen:</text:span> Nach Aktivierung des Admin-Modus (/F0240/) ist es möglich, Kommentare in der Bemerkungsspalte zu verfassen.</text:p>
      <text:p text:style-name="Text_20_body"><text:span text:style-name="T7">/F0270/ Plan vergrößern: </text:span>Zeigt eine größere Ansicht des Dienstplans an.</text:p>
      <text:p text:style-name="Text_20_body"><text:span text:style-name="T7">/F0280/ Monat wechseln:</text:span> Zeigt den Plan für den nächsten/vorherigen Monat an.</text:p>
      <text:h text:style-name="Heading_20_2" text:outline-level="2"><text:bookmark-start text:name="__RefHeading__936_851734227"/>4.3 Kontaktliste<text:bookmark-end text:name="__RefHeading__936_851734227"/></text:h>
      <text:p text:style-name="Text_20_body">Hierbei handelt es sich um eine tabellarische Auflistung mit folgenden Spalten, die von jedem angemeldeten Benutzer einsehbar ist und die Kontaktaufnahme untereinander vereinfachen soll:</text:p>
      <text:list xml:id="list1879990365" text:style-name="L10">
        <text:list-item>
          <text:p text:style-name="P32">Voller Name (Vorname und Nachname)</text:p>
        </text:list-item>
        <text:list-item>
          <text:p text:style-name="P32">Benutzername</text:p>
        </text:list-item>
        <text:list-item>
          <text:p text:style-name="P32">Telefonnummern (beide)</text:p>
        </text:list-item>
        <text:list-item>
          <text:p text:style-name="P32">E-Mail-Adresse</text:p>
        </text:list-item>
        <text:list-item>
          <text:p text:style-name="P33">Verfügbarkeiten</text:p>
        </text:list-item>
      </text:list>
      <text:p text:style-name="Text_20_body"><text:span text:style-name="T8">/F0311/ Nach Wochentag filtern:</text:span> Es werden nur Mitarbeiter angezeigt, die an dem entsprechenden Wochentag arbeiten könnten.</text:p>
      <text:p text:style-name="Text_20_body"/>
      <text:p text:style-name="Text_20_body"><text:span text:style-name="T7">/F0312/ Nach Wochentag sortieren:</text:span> Sortiert die Mitarbeiter in ihrer Verfügbarkeit am entsprechenden Tag</text:p>
      <text:p text:style-name="Text_20_body"/>
      <text:h text:style-name="Heading_20_2" text:outline-level="2"><text:bookmark-start text:name="__RefHeading__938_851734227"/>4.4 Sonstiges<text:bookmark-end text:name="__RefHeading__938_851734227"/></text:h>
      <text:p text:style-name="P5"><text:span text:style-name="T7">/F0410/ Änderungsliste/Changelog:</text:span> eine Liste, welche die Änderungen/Ein- und Austragungen im Plan darstellt und nachvollziehbar präsentiert (in Tabellenform). Für Übersicht über verwendete Daten siehe /D120/</text:p>
      <text:p text:style-name="P5"><text:span text:style-name="T7">/F0411/Ergebnisanzahl variieren:</text:span> Die Anzahl der ausgegebenen Änderungen erhöhen/reduzieren</text:p>
      <text:p text:style-name="Text_20_body"/>
      <text:p text:style-name="Text_20_body"><text:span text:style-name="T7">/F0420/ Rundmails: </text:span>Administratoren besitzen die Möglichkeit, Rundmails an alle Mitarbeiter der Cafeteria zu senden.</text:p>
      <text:p text:style-name="Text_20_body"/>
      <text:p text:style-name="Text_20_body"><text:span text:style-name="T7">/F0430/ Benutzerverwaltung: </text:span>Der Zugriff auf die Benutzerverwaltung erfordert Administratorrechte. Zeigt eine Liste aller Mitarbeiter an. Dabei werden nicht nur Vor- und Nachname und der Benutzername angezeigt, sondern auch die unter /D012/ spezifizierten Daten.</text:p>
      <text:p text:style-name="Text_20_body"><text:span text:style-name="T6">/F0431/ Anlegen eines neuen Benutzers:</text:span> Es gibt die Möglichkeit, neue Benutzer anzulegen. Siehe <text:soft-page-break/>auch /F0010/.</text:p>
      <text:p text:style-name="Text_20_body"/>
      <text:p text:style-name="Text_20_body"><text:span text:style-name="T6">/F0432/ Bearbeiten der persönlichen Daten eines Nutzers:</text:span> Es ist möglich, die Daten eines beliebigen Nutzers nach Belieben zu editieren</text:p>
      <text:p text:style-name="P21">/F0433/ Löschen eines Nutzers: Es ist möglich, Mitarbeiter aus dem System zu löschen</text:p>
      <text:p text:style-name="Text_20_body"/>
      <text:p text:style-name="Text_20_body"><text:span text:style-name="T6">/F0440/ Ferientermine eintragen:</text:span> die Ferientermine für das nächste Schuljahr werden herausgesucht <text:s/>und eingetragen</text:p>
      <text:p text:style-name="Text_20_body"/>
      <text:p text:style-name="Text_20_body"><text:span text:style-name="T7">/F0450/ Statistik:</text:span> Eine Statistikfunktion, die die Dienste zählt, die ein Mitarbeiter in einem beliebigen Monat verrichtet hat. Dabei soll zusätzlich zwischen ganzen und halben Diensten unterschieden werden. Die Ergebnisse sollen in Tabellenform dargestellt werden, absteigend sortiert nach der Häufigkeit der monatlichen Mitarbeit.</text:p>
      <text:p text:style-name="Text_20_body"><text:span text:style-name="T7">/F0451/ Monat wechseln:</text:span> Einen Monat in der Statistik vor- oder zurücknavigieren.</text:p>
      <text:p text:style-name="Text_20_body"/>
      <text:p text:style-name="Text_20_body"><text:span text:style-name="T7">/F0461/ Datenbanksicherung: </text:span>Administratoren können sich eine Sicherungskopie von der gesamten Datenbank machen</text:p>
      <text:p text:style-name="Text_20_body"><text:span text:style-name="T7">/F0462/ Datenbankwiederherstellung:</text:span> Administratoren können mithilfe einer Sicherungskopie die Datenbank auf einen früheren Zustand zurücksetzen</text:p>
      <text:p text:style-name="Text_20_body"/>
      <text:p text:style-name="Text_20_body"><text:span text:style-name="T7">/F0470/ automatisierter Serienbrief: </text:span>D<text:span text:style-name="T4">onnerstags um 14:00 Uhr werden automatisch generierte Mails verschickt, wenn noch nicht alle Dienste der Folgewoche vergeben sind. Dabei muss beachtet werden, dass diese Mails nur innerhalb der Schulzeit geschickt werden und nicht während der Ferien. Des Weiteren soll, um die Mailanzahl möglichst gering zu halten, diese Rundmail für jeden Nutzer spezifisch generiert werden, wobei nur für den Nutzer in Frage kommende offene Dienste enthalten sind.</text:span></text:p>
      <text:p text:style-name="Text_20_body"/>
      <text:p text:style-name="Text_20_body"><text:span text:style-name="T7">/F0480/ Spaltenverwaltung: </text:span>Bietet eine Übersicht über alle im Plan angelegten Spalten.</text:p>
      <text:p text:style-name="Text_20_body"><text:span text:style-name="T7">/F0481/ Spalte anlegen: </text:span>Ermöglicht das Hinzufügen einer neuen Spalte</text:p>
      <text:p text:style-name="Text_20_body"><text:span text:style-name="T7">/F0482/ Spalte verwalten: </text:span>Ändern der Spalteneigenschaften (siehe /D111/)</text:p>
      <text:p text:style-name="Text_20_body"><text:span text:style-name="T7">/F0483/ Spalte löschen: </text:span>Löscht eine Spalte aus dem Plan</text:p>
      <text:p text:style-name="Text_20_body"><text:span text:style-name="T8">/F0484/ Reihenfolge ändern:</text:span> Ändert die Reihenfolge, in der die Spalten im Plan erscheinen (von links nach rechts)</text:p>
      <text:p text:style-name="Text_20_body"/>
      <text:p text:style-name="Text_20_body"><text:span text:style-name="T7">/F0490/ Druckversion anzeigen:</text:span> Zeigt nur die relevanten Informationen (die Tabellen) an und lässt die restlichen Informationen weg</text:p>
      <text:p text:style-name="Text_20_body"/>
      <text:p text:style-name="Text_20_body"/>
      <text:h text:style-name="P45" text:outline-level="1"><text:bookmark-start text:name="__RefHeading__940_851734227"/><text:soft-page-break/>5. Produktdaten<text:bookmark-end text:name="__RefHeading__940_851734227"/></text:h>
      <text:p text:style-name="Text_20_body"/>
      <text:p text:style-name="Text_20_body">Jeder Punkt /D???/ stellt im Prinzip einen Datensatz dar.</text:p>
      <text:p text:style-name="Text_20_body"/>
      <text:p text:style-name="Text_20_body">/D010/ Benutzerdaten: Alle Informationen zu einem Mitarbeiter:</text:p>
      <text:p text:style-name="Text_20_body">/D011/ Persönliche Informationen:</text:p>
      <text:list xml:id="list438313711" text:style-name="L11">
        <text:list-item>
          <text:p text:style-name="P34">Vorname</text:p>
        </text:list-item>
        <text:list-item>
          <text:p text:style-name="P34">Nachname</text:p>
        </text:list-item>
        <text:list-item>
          <text:p text:style-name="P34">Benutzername (eindeutig)</text:p>
        </text:list-item>
        <text:list-item>
          <text:p text:style-name="P34">Passwort (verschlüsselt)</text:p>
        </text:list-item>
        <text:list-item>
          <text:p text:style-name="P18">2 Telefonnummern, z. B. mobil und Festnetz</text:p>
        </text:list-item>
        <text:list-item>
          <text:p text:style-name="P18">E-Mail-Adresse (<text:span text:style-name="T4">eindeutig</text:span>, gültig)</text:p>
        </text:list-item>
        <text:list-item>
          <text:p text:style-name="P18">E-Mail-Benachrichtigungen aktiviert</text:p>
        </text:list-item>
        <text:list-item>
          <text:p text:style-name="P18">Verfügbarkeiten Montag – Freitag (<text:span text:style-name="T1">G</text:span>anze Schicht, <text:span text:style-name="T1">1</text:span>. Hälfte, <text:span text:style-name="T1">2</text:span>. Hälfte, eine <text:span text:style-name="T1">H</text:span>älfte, gar <text:span text:style-name="T1">n</text:span>icht)</text:p>
        </text:list-item>
      </text:list>
      <text:p text:style-name="P2">/D012/ Zusätzlich gespeicherte Informationen:</text:p>
      <text:list xml:id="list1522799311" text:continue-numbering="true" text:style-name="L11">
        <text:list-item>
          <text:p text:style-name="P18">ob der Benutzer aktiv ist</text:p>
        </text:list-item>
        <text:list-item>
          <text:p text:style-name="P18">das Ausstiegsdatum im Format MM/JJJJ</text:p>
        </text:list-item>
        <text:list-item>
          <text:p text:style-name="P18">Rechte</text:p>
        </text:list-item>
      </text:list>
      <text:p text:style-name="Text_20_body"/>
      <text:p text:style-name="Text_20_body">/D110/ <text:span text:style-name="T4">Dienstplan</text:span>: Alle Informationen, die für den Dienstplan gespeichert werden:</text:p>
      <text:list xml:id="list196396476" text:style-name="L12">
        <text:list-item>
          <text:p text:style-name="P35">Datum im Format DD.MM.JJ</text:p>
        </text:list-item>
        <text:list-item>
          <text:p text:style-name="P35">belegte Schicht</text:p>
        </text:list-item>
        <text:list-item>
          <text:p text:style-name="P35">Mitarbeiter</text:p>
        </text:list-item>
      </text:list>
      <text:p text:style-name="Text_20_body">/D111/ Spalten: Alle Spalten außer der Datums- und Wochentagsspalte</text:p>
      <text:list xml:id="list1814022706" text:style-name="L13">
        <text:list-item>
          <text:p text:style-name="P36">Name</text:p>
        </text:list-item>
        <text:list-item>
          <text:p text:style-name="P36">Typ (Text/Benutzer)</text:p>
        </text:list-item>
        <text:list-item>
          <text:p text:style-name="P36">ob Administratorrechte erforderlich sind, um etwas eintragen zu dürfen</text:p>
        </text:list-item>
        <text:list-item>
          <text:p text:style-name="P36">ob die Spalte „belegt“ sein muss, damit der Tag als vollständig belegt gilt</text:p>
        </text:list-item>
      </text:list>
      <text:p text:style-name="Text_20_body"/>
      <text:p text:style-name="Text_20_body"><text:span text:style-name="T4">/D120/</text:span>Änderungsliste / Changelog: Speichert Informationen, wann sich welcher Nutzer zu welchem Zeitpunkt wo eingetragen hat</text:p>
      <text:list xml:id="list641291446" text:style-name="L14">
        <text:list-item>
          <text:p text:style-name="P37"><text:soft-page-break/>Vorher (Benutzername)</text:p>
        </text:list-item>
        <text:list-item>
          <text:p text:style-name="P37">Nachher (Benutzername)</text:p>
        </text:list-item>
        <text:list-item>
          <text:p text:style-name="P37">Datum (Datum)</text:p>
        </text:list-item>
        <text:list-item>
          <text:p text:style-name="P37">Schicht (Text)</text:p>
        </text:list-item>
        <text:list-item>
          <text:p text:style-name="P37">Wer (Benutzername)</text:p>
        </text:list-item>
        <text:list-item>
          <text:p text:style-name="P37">Wann (Datum)</text:p>
        </text:list-item>
      </text:list>
      <text:p text:style-name="Text_20_body"/>
      <text:h text:style-name="P45" text:outline-level="1"><text:bookmark-start text:name="__RefHeading__942_851734227"/>6. Produktleistungen<text:bookmark-end text:name="__RefHeading__942_851734227"/></text:h>
      <text:list xml:id="list1255697923" text:style-name="L15">
        <text:list-item>
          <text:p text:style-name="P38">Es können sich mindestens 15 Nutzer gleichzeitig anmelden und diese Seite nutzen.</text:p>
        </text:list-item>
        <text:list-item>
          <text:p text:style-name="P38">Es können mindestens 10000 Benutzer angelegt werden.</text:p>
        </text:list-item>
      </text:list>
      <text:h text:style-name="P45" text:outline-level="1"><text:bookmark-start text:name="__RefHeading__944_851734227"/>7. Benutzeroberfläche<text:bookmark-end text:name="__RefHeading__944_851734227"/></text:h>
      <text:p text:style-name="P5"/>
      <text:p text:style-name="P6">Die Benutzeroberfläche ist zur Zeit noch unvollständig und nicht endgültig, da Johannes diese erstellt hat und am Freitag gefehlt hat. Sie wird schnellstmöglichst nachgereicht.</text:p>
      <text:p text:style-name="P6"/>
      <text:h text:style-name="Heading_20_2" text:outline-level="2">7.1 Dialogstruktur</text:h>
      <text:p text:style-name="Text_20_body"/>
      <text:p text:style-name="Text_20_body"/>
      <text:p text:style-name="Text_20_body"/>
      <text:h text:style-name="P46" text:outline-level="1"><draw:g text:anchor-type="paragraph" draw:z-index="0" draw:style-name="gr1"><draw:custom-shape draw:style-name="gr2" draw:text-style-name="P53" xml:id="id1" draw:id="id1" svg:width="3.617cm" svg:height="1.091cm" svg:x="0.501cm" svg:y="4.179cm"><text:p text:style-name="P52"><text:span text:style-name="T9">Dienstplan</text:span></text:p><draw:enhanced-geometry svg:viewBox="0 0 21600 21600" draw:glue-points="10800 0 0 10800 10800 21600 21600 10800" draw:type="flowchart-process" draw:enhanced-path="M 0 0 L 21600 0 21600 21600 0 21600 0 0 Z N"/></draw:custom-shape><draw:custom-shape draw:style-name="gr2" draw:text-style-name="P54" xml:id="id2" draw:id="id2" svg:width="4.73cm" svg:height="0.922cm" svg:x="7.639cm" svg:y="1.078cm"><text:p text:style-name="P52"><text:span text:style-name="T10">Eintragen </text:span><text:span text:style-name="T9">/F0210/</text:span></text:p><draw:enhanced-geometry svg:viewBox="0 0 21600 21600" draw:glue-points="10800 0 0 10800 10800 21600 21600 10800" draw:type="flowchart-process" draw:enhanced-path="M 0 0 L 21600 0 21600 21600 0 21600 0 0 Z N"/></draw:custom-shape><draw:connector draw:style-name="gr3" draw:text-style-name="P55" svg:x1="4.117cm" svg:y1="4.724cm" svg:x2="7.639cm" svg:y2="1.538cm" draw:start-shape="id1" draw:start-glue-point="7" draw:end-shape="id2" draw:end-glue-point="5" svg:d="m4117 4724h1762v-3186h1760" svg:viewBox="0 0 3524 3187"><text:p/></draw:connector><draw:custom-shape draw:style-name="gr2" draw:text-style-name="P54" xml:id="id3" draw:id="id3" svg:width="4.73cm" svg:height="0.923cm" svg:x="7.639cm" svg:y="2.083cm"><text:p text:style-name="P52"><text:span text:style-name="T10">Austragen </text:span><text:span text:style-name="T9">/F0220/</text:span></text:p><draw:enhanced-geometry svg:viewBox="0 0 21600 21600" draw:glue-points="10800 0 0 10800 10800 21600 21600 10800" draw:type="flowchart-process" draw:enhanced-path="M 0 0 L 21600 0 21600 21600 0 21600 0 0 Z N"/></draw:custom-shape><draw:connector draw:style-name="gr3" draw:text-style-name="P55" svg:x1="4.117cm" svg:y1="4.725cm" svg:x2="7.639cm" svg:y2="2.546cm" draw:start-shape="id1" draw:start-glue-point="7" draw:end-shape="id3" draw:end-glue-point="5" svg:d="m4117 4725h1762v-2179h1760" svg:viewBox="0 0 3524 2180"><text:p/></draw:connector><draw:custom-shape draw:style-name="gr2" draw:text-style-name="P54" xml:id="id4" draw:id="id4" svg:width="8.162cm" svg:height="0.925cm" svg:x="7.639cm" svg:y="4.262cm"><text:p text:style-name="P52"><text:span text:style-name="T10">Anderen Benutzer eintragen </text:span><text:span text:style-name="T9">/F0250/</text:span></text:p><draw:enhanced-geometry svg:viewBox="0 0 21600 21600" draw:type="rectangle" draw:enhanced-path="M 0 0 L 21600 0 21600 21600 0 21600 0 0 Z N"/></draw:custom-shape><draw:connector draw:style-name="gr3" draw:text-style-name="P55" svg:x1="4.117cm" svg:y1="4.724cm" svg:x2="7.639cm" svg:y2="4.724cm" draw:start-shape="id1" draw:start-glue-point="7" draw:end-shape="id4" svg:d="m4117 4724h3522" svg:viewBox="0 0 3524 2"><text:p/></draw:connector><draw:custom-shape draw:style-name="gr2" draw:text-style-name="P54" xml:id="id5" draw:id="id5" svg:width="6.956cm" svg:height="0.925cm" svg:x="7.639cm" svg:y="3.172cm"><text:p text:style-name="P52"><text:span text:style-name="T10">Bemerkung verfassen</text:span><text:span text:style-name="T9"> /F0260/</text:span></text:p><draw:enhanced-geometry svg:viewBox="0 0 21600 21600" draw:glue-points="10800 0 0 10800 10800 21600 21600 10800" draw:type="flowchart-process" draw:enhanced-path="M 0 0 L 21600 0 21600 21600 0 21600 0 0 Z N"/></draw:custom-shape><draw:connector draw:style-name="gr3" draw:text-style-name="P55" svg:x1="4.117cm" svg:y1="4.724cm" svg:x2="7.639cm" svg:y2="3.634cm" draw:start-shape="id1" draw:start-glue-point="7" draw:end-shape="id5" draw:end-glue-point="5" svg:d="m4117 4724h1762v-1090h1760" svg:viewBox="0 0 3524 1092"><text:p/></draw:connector><draw:custom-shape draw:style-name="gr2" draw:text-style-name="P54" xml:id="id6" draw:id="id6" svg:width="5.564cm" svg:height="0.923cm" svg:x="7.639cm" svg:y="5.269cm"><text:p text:style-name="P52"><text:span text:style-name="T10">Plan vergrößern </text:span><text:span text:style-name="T9">/F0270/</text:span></text:p><draw:enhanced-geometry svg:viewBox="0 0 21600 21600" draw:glue-points="10800 0 0 10800 10800 21600 21600 10800" draw:type="flowchart-process" draw:enhanced-path="M 0 0 L 21600 0 21600 21600 0 21600 0 0 Z N"/></draw:custom-shape><draw:connector draw:style-name="gr3" draw:text-style-name="P55" svg:x1="4.117cm" svg:y1="4.724cm" svg:x2="7.639cm" svg:y2="5.731cm" draw:start-shape="id1" draw:start-glue-point="7" draw:end-shape="id6" draw:end-glue-point="5" svg:d="m4117 4724h1762v1007h1760" svg:viewBox="0 0 3524 1009"><text:p/></draw:connector><draw:custom-shape draw:style-name="gr2" draw:text-style-name="P54" xml:id="id7" draw:id="id7" svg:width="5.564cm" svg:height="0.923cm" svg:x="7.639cm" svg:y="6.274cm"><text:p text:style-name="P52"><text:span text:style-name="T10">Monat wechseln </text:span><text:span text:style-name="T9">/F0280/</text:span></text:p><draw:enhanced-geometry svg:viewBox="0 0 21600 21600" draw:glue-points="10800 0 0 10800 10800 21600 21600 10800" draw:type="flowchart-process" draw:enhanced-path="M 0 0 L 21600 0 21600 21600 0 21600 0 0 Z N"/></draw:custom-shape><draw:connector draw:style-name="gr3" draw:text-style-name="P55" svg:x1="4.117cm" svg:y1="4.724cm" svg:x2="7.639cm" svg:y2="6.736cm" draw:start-shape="id1" draw:start-glue-point="7" draw:end-shape="id7" draw:end-glue-point="5" svg:d="m4117 4724h1762v2012h1760" svg:viewBox="0 0 3524 2014"><text:p/></draw:connector></draw:g><draw:g text:anchor-type="paragraph" draw:z-index="16" draw:style-name="gr1"><draw:custom-shape draw:style-name="gr2" draw:text-style-name="P53" xml:id="id16" draw:id="id16" svg:width="4.276cm" svg:height="0.973cm" svg:x="0.912cm" svg:y="9.257cm"><text:p text:style-name="P52"><text:span text:style-name="T9">Konto verwalten</text:span></text:p><draw:enhanced-geometry svg:viewBox="0 0 21600 21600" draw:type="rectangle" draw:enhanced-path="M 0 0 L 21600 0 21600 21600 0 21600 0 0 Z N"/></draw:custom-shape><draw:custom-shape draw:style-name="gr2" draw:text-style-name="P53" xml:id="id17" draw:id="id17" svg:width="5.606cm" svg:height="0.708cm" svg:x="6.706cm" svg:y="8.904cm"><text:p text:style-name="P52"><text:span text:style-name="T10">Daten anzeigen</text:span><text:span text:style-name="T9"> /F0110/</text:span></text:p><draw:enhanced-geometry svg:viewBox="0 0 21600 21600" draw:glue-points="10800 0 0 10800 10800 21600 21600 10800" draw:type="flowchart-process" draw:enhanced-path="M 0 0 L 21600 0 21600 21600 0 21600 0 0 Z N"/></draw:custom-shape><draw:connector draw:style-name="gr3" draw:text-style-name="P55" svg:x1="5.188cm" svg:y1="9.742cm" svg:x2="6.706cm" svg:y2="9.257cm" draw:start-shape="id16" draw:start-glue-point="1" draw:end-shape="id17" draw:end-glue-point="5" svg:d="m5188 9742h760v-485h758" svg:viewBox="0 0 1520 487"><text:p/></draw:connector><draw:custom-shape draw:style-name="gr2" draw:text-style-name="P53" xml:id="id18" draw:id="id18" svg:width="5.606cm" svg:height="0.62cm" svg:x="6.706cm" svg:y="9.876cm"><text:p text:style-name="P52"><text:span text:style-name="T10">Daten ändern</text:span><text:span text:style-name="T9"> /F0120/</text:span></text:p><draw:enhanced-geometry svg:viewBox="0 0 21600 21600" draw:glue-points="10800 0 0 10800 10800 21600 21600 10800" draw:type="flowchart-process" draw:enhanced-path="M 0 0 L 21600 0 21600 21600 0 21600 0 0 Z N"/></draw:custom-shape><draw:connector draw:style-name="gr3" draw:text-style-name="P55" svg:x1="5.188cm" svg:y1="9.742cm" svg:x2="6.706cm" svg:y2="10.185cm" draw:start-shape="id16" draw:start-glue-point="1" draw:end-shape="id18" draw:end-glue-point="5" svg:d="m5188 9742h760v443h758" svg:viewBox="0 0 1520 445"><text:p/></draw:connector></draw:g></text:h>
      <text:p text:style-name="P9"/>
      <text:h text:style-name="P46" text:outline-level="1"><draw:custom-shape text:anchor-type="paragraph" draw:z-index="1" draw:style-name="gr4" draw:text-style-name="P53" xml:id="id8" draw:id="id8" svg:width="3.888cm" svg:height="1.101cm" svg:x="0.293cm" svg:y="3.277cm"><text:p text:style-name="P52"><text:span text:style-name="T9">Seitenleiste</text:span></text:p><draw:enhanced-geometry svg:viewBox="0 0 21600 21600" draw:type="rectangle" draw:enhanced-path="M 0 0 L 21600 0 21600 21600 0 21600 0 0 Z N"/></draw:custom-shape><draw:custom-shape text:anchor-type="paragraph" draw:z-index="2" draw:style-name="gr5" draw:text-style-name="P54" xml:id="id9" draw:id="id9" svg:width="4.86cm" svg:height="0.8cm" svg:x="6.419cm" svg:y="2.078cm"><text:p text:style-name="P52"><text:span text:style-name="T10">Anmelden </text:span><text:span text:style-name="T9">/F0020/</text:span></text:p><draw:enhanced-geometry svg:viewBox="0 0 21600 21600" draw:type="rectangle" draw:enhanced-path="M 0 0 L 21600 0 21600 21600 0 21600 0 0 Z N"/></draw:custom-shape><draw:connector text:anchor-type="paragraph" draw:z-index="3" draw:style-name="gr6" draw:text-style-name="P55" svg:x1="14.173cm" svg:y1="370.937cm" svg:x2="16.412cm" svg:y2="369.586cm" draw:start-shape="id8" draw:start-glue-point="1" draw:end-shape="id9" svg:d="m14173 370937h1119v-1351h1120" svg:viewBox="0 0 2240 1353"><text:p/></draw:connector><draw:custom-shape text:anchor-type="paragraph" draw:z-index="4" draw:style-name="gr4" draw:text-style-name="P54" xml:id="id10" draw:id="id10" svg:width="4.86cm" svg:height="0.802cm" svg:x="6.419cm" svg:y="3.002cm"><text:p text:style-name="P52"><text:span text:style-name="T10">Abmelden </text:span><text:span text:style-name="T9">/F0030/</text:span></text:p><draw:enhanced-geometry svg:viewBox="0 0 21600 21600" draw:glue-points="10800 0 0 10800 10800 21600 21600 10800" draw:type="flowchart-process" draw:enhanced-path="M 0 0 L 21600 0 21600 21600 0 21600 0 0 Z N"/></draw:custom-shape><draw:connector text:anchor-type="paragraph" draw:z-index="5" draw:style-name="gr6" draw:text-style-name="P55" svg:x1="14.173cm" svg:y1="370.937cm" svg:x2="16.412cm" svg:y2="370.512cm" draw:start-shape="id8" draw:start-glue-point="1" draw:end-shape="id10" draw:end-glue-point="5" svg:d="m14173 370937h1119v-425h1120" svg:viewBox="0 0 2240 427"><text:p/></draw:connector><draw:custom-shape text:anchor-type="paragraph" draw:z-index="6" draw:style-name="gr4" draw:text-style-name="P56" xml:id="id11" draw:id="id11" svg:width="4.86cm" svg:height="0.802cm" svg:x="6.419cm" svg:y="3.978cm"><text:p text:style-name="P52"><text:span text:style-name="T11">Kontaktliste</text:span></text:p><draw:enhanced-geometry svg:viewBox="0 0 21600 21600" draw:glue-points="10800 0 0 10800 10800 21600 21600 10800" draw:type="flowchart-process" draw:enhanced-path="M 0 0 L 21600 0 21600 21600 0 21600 0 0 Z N"/></draw:custom-shape><draw:connector text:anchor-type="paragraph" draw:z-index="7" draw:style-name="gr6" draw:text-style-name="P55" svg:x1="14.173cm" svg:y1="370.937cm" svg:x2="16.412cm" svg:y2="371.487cm" draw:start-shape="id8" draw:start-glue-point="1" draw:end-shape="id11" svg:d="m14173 370937h1119v550h1120" svg:viewBox="0 0 2240 552"><text:p/></draw:connector><draw:custom-shape text:anchor-type="paragraph" draw:z-index="8" draw:style-name="gr4" draw:text-style-name="P56" xml:id="id12" draw:id="id12" svg:width="5.725cm" svg:height="0.802cm" svg:x="6.419cm" svg:y="4.877cm"><text:p text:style-name="P52"><text:span text:style-name="T11">Mitarbeiterverwaltung</text:span></text:p><draw:enhanced-geometry svg:viewBox="0 0 21600 21600" draw:glue-points="10800 0 0 10800 10800 21600 21600 10800" draw:type="flowchart-process" draw:enhanced-path="M 0 0 L 21600 0 21600 21600 0 21600 0 0 Z N"/></draw:custom-shape><draw:connector text:anchor-type="paragraph" draw:z-index="9" draw:style-name="gr6" draw:text-style-name="P55" svg:x1="14.173cm" svg:y1="370.937cm" svg:x2="16.412cm" svg:y2="372.387cm" draw:start-shape="id8" draw:start-glue-point="1" draw:end-shape="id12" draw:end-glue-point="5" svg:d="m14173 370937h1119v1450h1120" svg:viewBox="0 0 2240 1452"><text:p/></draw:connector><draw:custom-shape text:anchor-type="paragraph" draw:z-index="10" draw:style-name="gr4" draw:text-style-name="P56" xml:id="id13" draw:id="id13" svg:width="5.725cm" svg:height="0.8cm" svg:x="6.419cm" svg:y="5.766cm"><text:p text:style-name="P52"><text:span text:style-name="T11">Konto verwalten</text:span></text:p><draw:enhanced-geometry svg:viewBox="0 0 21600 21600" draw:glue-points="10800 0 0 10800 10800 21600 21600 10800" draw:type="flowchart-process" draw:enhanced-path="M 0 0 L 21600 0 21600 21600 0 21600 0 0 Z N"/></draw:custom-shape><draw:connector text:anchor-type="paragraph" draw:z-index="11" draw:style-name="gr6" draw:text-style-name="P55" svg:x1="14.173cm" svg:y1="370.937cm" svg:x2="16.412cm" svg:y2="373.276cm" draw:start-shape="id8" draw:start-glue-point="1" draw:end-shape="id13" draw:end-glue-point="5" svg:d="m14173 370937h1119v2339h1120" svg:viewBox="0 0 2240 2341"><text:p/></draw:connector><draw:custom-shape text:anchor-type="paragraph" draw:z-index="12" draw:style-name="gr4" draw:text-style-name="P56" xml:id="id14" draw:id="id14" svg:width="5.725cm" svg:height="0.8cm" svg:x="6.419cm" svg:y="6.678cm"><text:p text:style-name="P52"><text:span text:style-name="T11">Plan verwalten</text:span></text:p><draw:enhanced-geometry svg:viewBox="0 0 21600 21600" draw:glue-points="10800 0 0 10800 10800 21600 21600 10800" draw:type="flowchart-process" draw:enhanced-path="M 0 0 L 21600 0 21600 21600 0 21600 0 0 Z N"/></draw:custom-shape><draw:connector text:anchor-type="paragraph" draw:z-index="13" draw:style-name="gr6" draw:text-style-name="P55" svg:x1="14.173cm" svg:y1="370.937cm" svg:x2="16.412cm" svg:y2="374.187cm" draw:start-shape="id8" draw:start-glue-point="1" draw:end-shape="id14" draw:end-glue-point="5" svg:d="m14173 370937h1119v3250h1120" svg:viewBox="0 0 2240 3253"><text:p/></draw:connector><draw:custom-shape text:anchor-type="paragraph" draw:z-index="14" draw:style-name="gr4" draw:text-style-name="P53" xml:id="id15" draw:id="id15" svg:width="4.86cm" svg:height="0.8cm" svg:x="6.419cm" svg:y="1.178cm"><text:p text:style-name="P52"><text:span text:style-name="T9">Changelog</text:span></text:p><draw:enhanced-geometry svg:viewBox="0 0 21600 21600" draw:glue-points="10800 0 0 10800 10800 21600 21600 10800" draw:type="flowchart-process" draw:enhanced-path="M 0 0 L 21600 0 21600 21600 0 21600 0 0 Z N"/></draw:custom-shape><draw:connector text:anchor-type="paragraph" draw:z-index="15" draw:style-name="gr6" draw:text-style-name="P55" svg:x1="14.173cm" svg:y1="370.937cm" svg:x2="16.412cm" svg:y2="368.688cm" draw:start-shape="id8" draw:start-glue-point="1" draw:end-shape="id15" draw:end-glue-point="5" svg:d="m14173 370937h1119v-2249h1120" svg:viewBox="0 0 2240 2251"><text:p/></draw:connector></text:h>
      <text:p text:style-name="P9"/>
      <text:h text:style-name="P45" text:outline-level="1"/>
      <text:h text:style-name="P45" text:outline-level="1"><text:bookmark-start text:name="__RefHeading__950_851734227"/>8. Qualitätszielbestimmungen<text:bookmark-end text:name="__RefHeading__950_851734227"/></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Table_20_Contents"/>
          </table:table-cell>
          <table:table-cell table:style-name="Tabelle1.B1" office:value-type="string">
            <text:p text:style-name="P7">sehr wichtig</text:p>
          </table:table-cell>
          <table:table-cell table:style-name="Tabelle1.B1" office:value-type="string">
            <text:p text:style-name="P7">wichtig</text:p>
          </table:table-cell>
          <table:table-cell table:style-name="Tabelle1.B1" office:value-type="string">
            <text:p text:style-name="P7">weniger wichtig</text:p>
          </table:table-cell>
          <table:table-cell table:style-name="Tabelle1.B1" office:value-type="string">
            <text:p text:style-name="P7">unwichtig</text:p>
          </table:table-cell>
        </table:table-row>
        <table:table-row>
          <table:table-cell table:style-name="Tabelle1.A1" office:value-type="string">
            <text:p text:style-name="Table_20_Contents">Robustheit</text:p>
          </table:table-cell>
          <table:table-cell table:style-name="Tabelle1.B1" office:value-type="string">
            <text:p text:style-name="P7">x</text:p>
          </table:table-cell>
          <table:table-cell table:style-name="Tabelle1.B1" office:value-type="string">
            <text:p text:style-name="P7"/>
          </table:table-cell>
          <table:table-cell table:style-name="Tabelle1.B1" office:value-type="string">
            <text:p text:style-name="P7"/>
          </table:table-cell>
          <table:table-cell table:style-name="Tabelle1.B1" office:value-type="string">
            <text:p text:style-name="P7"/>
          </table:table-cell>
        </table:table-row>
        <table:table-row>
          <table:table-cell table:style-name="Tabelle1.A1" office:value-type="string">
            <text:p text:style-name="Table_20_Contents">Zuverlässigkeit</text:p>
          </table:table-cell>
          <table:table-cell table:style-name="Tabelle1.B1" office:value-type="string">
            <text:p text:style-name="P7">x</text:p>
          </table:table-cell>
          <table:table-cell table:style-name="Tabelle1.B1" office:value-type="string">
            <text:p text:style-name="P7"/>
          </table:table-cell>
          <table:table-cell table:style-name="Tabelle1.B1" office:value-type="string">
            <text:p text:style-name="P7"/>
          </table:table-cell>
          <table:table-cell table:style-name="Tabelle1.B1" office:value-type="string">
            <text:p text:style-name="P7"/>
          </table:table-cell>
        </table:table-row>
        <table:table-row>
          <table:table-cell table:style-name="Tabelle1.A1" office:value-type="string">
            <text:p text:style-name="Table_20_Contents">Korrektheit</text:p>
          </table:table-cell>
          <table:table-cell table:style-name="Tabelle1.B1" office:value-type="string">
            <text:p text:style-name="P7">x</text:p>
          </table:table-cell>
          <table:table-cell table:style-name="Tabelle1.B1" office:value-type="string">
            <text:p text:style-name="P7"/>
          </table:table-cell>
          <table:table-cell table:style-name="Tabelle1.B1" office:value-type="string">
            <text:p text:style-name="P7"/>
          </table:table-cell>
          <table:table-cell table:style-name="Tabelle1.B1" office:value-type="string">
            <text:p text:style-name="P7"/>
          </table:table-cell>
        </table:table-row>
        <table:table-row>
          <table:table-cell table:style-name="Tabelle1.A1" office:value-type="string">
            <text:p text:style-name="Table_20_Contents">Benutzerfreundlichkeit</text:p>
          </table:table-cell>
          <table:table-cell table:style-name="Tabelle1.B1" office:value-type="string">
            <text:p text:style-name="P7"/>
          </table:table-cell>
          <table:table-cell table:style-name="Tabelle1.B1" office:value-type="string">
            <text:p text:style-name="P7">x</text:p>
          </table:table-cell>
          <table:table-cell table:style-name="Tabelle1.B1" office:value-type="string">
            <text:p text:style-name="P7"/>
          </table:table-cell>
          <table:table-cell table:style-name="Tabelle1.B1" office:value-type="string">
            <text:p text:style-name="P7"/>
          </table:table-cell>
        </table:table-row>
        <table:table-row>
          <table:table-cell table:style-name="Tabelle1.A1" office:value-type="string">
            <text:p text:style-name="Table_20_Contents">Effizienz</text:p>
          </table:table-cell>
          <table:table-cell table:style-name="Tabelle1.B1" office:value-type="string">
            <text:p text:style-name="P7"/>
          </table:table-cell>
          <table:table-cell table:style-name="Tabelle1.B1" office:value-type="string">
            <text:p text:style-name="P7"/>
          </table:table-cell>
          <table:table-cell table:style-name="Tabelle1.B1" office:value-type="string">
            <text:p text:style-name="P7">x</text:p>
          </table:table-cell>
          <table:table-cell table:style-name="Tabelle1.B1" office:value-type="string">
            <text:p text:style-name="P7"/>
          </table:table-cell>
        </table:table-row>
        <table:table-row>
          <table:table-cell table:style-name="Tabelle1.A1" office:value-type="string">
            <text:p text:style-name="Table_20_Contents">Sicherheit</text:p>
          </table:table-cell>
          <table:table-cell table:style-name="Tabelle1.B1" office:value-type="string">
            <text:p text:style-name="P7"/>
          </table:table-cell>
          <table:table-cell table:style-name="Tabelle1.B1" office:value-type="string">
            <text:p text:style-name="P7">x</text:p>
          </table:table-cell>
          <table:table-cell table:style-name="Tabelle1.B1" office:value-type="string">
            <text:p text:style-name="P7"/>
          </table:table-cell>
          <table:table-cell table:style-name="Tabelle1.B1" office:value-type="string">
            <text:p text:style-name="P7"/>
          </table:table-cell>
        </table:table-row>
        <table:table-row>
          <table:table-cell table:style-name="Tabelle1.A1" office:value-type="string">
            <text:p text:style-name="Table_20_Contents">Portierbarkeit</text:p>
          </table:table-cell>
          <table:table-cell table:style-name="Tabelle1.B1" office:value-type="string">
            <text:p text:style-name="P7"/>
          </table:table-cell>
          <table:table-cell table:style-name="Tabelle1.B1" office:value-type="string">
            <text:p text:style-name="P7"/>
          </table:table-cell>
          <table:table-cell table:style-name="Tabelle1.B1" office:value-type="string">
            <text:p text:style-name="P7">x</text:p>
          </table:table-cell>
          <table:table-cell table:style-name="Tabelle1.B1" office:value-type="string">
            <text:p text:style-name="P7"/>
          </table:table-cell>
        </table:table-row>
        <table:table-row>
          <table:table-cell table:style-name="Tabelle1.A9" office:value-type="string">
            <text:p text:style-name="Table_20_Contents">Kompatibilität</text:p>
          </table:table-cell>
          <table:table-cell table:style-name="Tabelle1.B9" office:value-type="string">
            <text:p text:style-name="P7"/>
          </table:table-cell>
          <table:table-cell table:style-name="Tabelle1.B9" office:value-type="string">
            <text:p text:style-name="P7"/>
          </table:table-cell>
          <table:table-cell table:style-name="Tabelle1.B9" office:value-type="string">
            <text:p text:style-name="P7">x</text:p>
          </table:table-cell>
          <table:table-cell table:style-name="Tabelle1.B9" office:value-type="string">
            <text:p text:style-name="P7"/>
          </table:table-cell>
        </table:table-row>
      </table:table>
      <text:p text:style-name="Text_20_body"/>
      <text:p text:style-name="Text_20_body"/>
      <text:h text:style-name="P45" text:outline-level="1"><text:bookmark-start text:name="__RefHeading__952_851734227"/>9. Globale Testszenarien und Testfälle<text:bookmark-end text:name="__RefHeading__952_851734227"/></text:h>
      <text:p text:style-name="Text_20_body">Jede Produktfunktion /F????/ bekommt im Folgenden einen konkreten Testfall /T????/ .</text:p>
      <text:p text:style-name="Text_20_body"/>
      <text:p text:style-name="Text_20_body">/T0010/ Registrieren: Micha Müsliman wird mit dem Benutzernamen „Müsliman“ und der e-Mail <text:a xlink:type="simple" xlink:href="mailto:cafeteriaprojekt@web.de">cafeteriaprojekt@web.de</text:a> von einem Administrator registriert.</text:p>
      <text:p text:style-name="Text_20_body">/T0020/ Anmelden: Micha Müsliman meldet sich an.</text:p>
      <text:p text:style-name="Text_20_body">/T0030/ Abmelden: Micha Müsliman meldet sich wieder ab.</text:p>
      <text:p text:style-name="Text_20_body"/>
      <text:p text:style-name="Text_20_body">/T0110/ Anzeigen der persönlichen Daten: Micha Müsliman betrachtet seine persönlichen Daten.</text:p>
      <text:p text:style-name="Text_20_body">/T0120/ Ändern der persönlichen Daten: Micha Müsliman ändert seinen Nachnamen und Benutzernamen in „Mangaman“ und gibt eine Telefonnummer („01442324“) ein.</text:p>
      <text:p text:style-name="Text_20_body"/>
      <text:p text:style-name="Text_20_body">/T0210/ Eintragen in den Plan: Micha Mangaman trägt sich ein für den 31. Januar 2014 (Ganzer Dienst Ei) und für den 28. Februar 2014 (1. Einkauf).</text:p>
      <text:p text:style-name="Text_20_body"/>
      <text:p text:style-name="Text_20_body">/T0220/ Austragen aus dem Plan: Micha Mangaman hat einen Termin am 28. Februar 2014 und trägt sich deshalb aus.<text:line-break/>/T0221/ Freigeben: Micha Mangaman wird krank und gibt deshalb den Dienst am 31. Januar 2014 frei.</text:p>
      <text:p text:style-name="Text_20_body">/T0230/ Micha Mangaman lässt sich alle Mitarbeiter anzeigen, die am 23. Januar 2014 arbeiten könnten.</text:p>
      <text:p text:style-name="Text_20_body">/T0240/ Administrator Arnold Arnoldson aktiviert den Admin-Modus.</text:p>
      <text:p text:style-name="Text_20_body"><text:soft-page-break/>/T0250/ anderen Benutzer eintragen: Arnold Arnoldson trägt Micha Mangaman erst für den 22. Januar ein, bekommt aber Gewissensbisse und trägt ihn gleich wieder aus.</text:p>
      <text:p text:style-name="Text_20_body">/T0260/ Bemerkungen verfassen: Arnold Arnoldson verfasst folgende Bemerkung zum 27. Januar: „Heute nur bis 10:30 Uhr“.</text:p>
      <text:p text:style-name="Text_20_body">/T0270/ Plan vergrößern: Micha Mangaman vergrößert den aktuellen Plan.</text:p>
      <text:p text:style-name="Text_20_body">/T0280/ Monat wechseln: Micha Mangaman sieht sich den Plan für den nächsten Monat an.</text:p>
      <text:p text:style-name="Text_20_body"/>
      <text:p text:style-name="Text_20_body">/T0311/ Nach Wochentag filtern: Micha Mangaman lässt sich alle Mitarbeiter anzeigen, die montags arbeiten könnten</text:p>
      <text:p text:style-name="Text_20_body">/T0312/ Nach Wochentag sortieren: Um eine bessere Übersicht zu erhalten, lässt er das Ergebnis von /T0311/ nach der Verfügbarkeit an Montagen sortieren.</text:p>
      <text:p text:style-name="Text_20_body"/>
      <text:p text:style-name="Text_20_body">/T0420/ Rundmails: Arnold Arnoldson schickt folgende Nachricht an alle Cafeteria-Mitarbeiter: „Liebe Mitarbeiter, bitte beachtet die geänderten Arbeitszeiten!“</text:p>
      <text:p text:style-name="Text_20_body">/T0430/ Benutzerverwaltung: Arnold Arnoldson lässt sich alle in der Datenbank erfassten Benutzer anzeigen.</text:p>
      <text:p text:style-name="Text_20_body">/T0431/ Anlegen eines neuen Benutzers: Arnold Arnoldson legt den Benutzer Bettina Wagner (<text:a xlink:type="simple" xlink:href="mailto:bettinawagner69@web.de">bettinawagner69@web.de</text:a>) mit dem Anzeigenamen „Wagner“ an. Ihr werden Administratorrechte gestattet. Ebenso legt er den Nutzer Nils Normal(nilsnormal@gmx.de) mit dem Benutzernamen N. Normal an.</text:p>
      <text:p text:style-name="Text_20_body">/T0432/ Bearbeiten der persönlichen Daten eines Nutzers: Arnold Arnoldson trägt eine zweite Telefonnummer für Micha Mangaman ein.</text:p>
      <text:p text:style-name="Text_20_body">/T0433/ Löschen eines Nutzers: Arnold Arnoldson löscht den Account von Nils Normal.</text:p>
      <text:p text:style-name="Text_20_body"/>
      <text:p text:style-name="Text_20_body">/T0440/ Ferientermine eintragen: Arnold Arnoldson lässt die Ferien für das Schuljahr ermitteln.</text:p>
      <text:p text:style-name="Text_20_body"/>
      <text:p text:style-name="Text_20_body">/T0450/ Statistik: Arnold Arnoldson ruft die Statistik auf.<text:line-break/>/T0451/ Monat wechseln: Arnold Arnoldson schaut sich die Statistik für den vorherigen Monat an.</text:p>
      <text:p text:style-name="Text_20_body"/>
      <text:p text:style-name="Text_20_body">/T0461/ Datenbanksicherung: Arnold Arnoldson erstellt eine Sicherungskopie.</text:p>
      <text:p text:style-name="Text_20_body">/T0462/ Datenbankwiederherstellung: Arnold Arnoldson setzt die Datenbank auf den Zustand von /T0461/ zurück.</text:p>
      <text:p text:style-name="Text_20_body"/>
      <text:p text:style-name="Text_20_body">/T0470/ automatisierter Serienbrief: <text:span text:style-name="T4">Der Serienbrief wird abgeschickt. Es fehlt noch Freitag 2. Ei (dort hat nur Micha Mangaman Zeit), Dienstag Ganzer Einkauf (Micha Mangaman und Arnold Arnoldson) und Montag 1. Möhren (nur Arnold Arnoldson).</text:span></text:p>
      <text:p text:style-name="Text_20_body"/>
      <text:p text:style-name="Text_20_body">/T0480/ Spaltenverwaltung: Arnold Arnoldson schaut sich alle verfügbaren Spalten an.<text:line-break/><text:soft-page-break/>/T0481/ Spalte anlegen: Arnold Arnoldson legt die Spalte Schokolade an.<text:line-break/>/T0482/ Spalte verwalten: Arnold Arnoldson legt fest, dass diese Spalte besetzt werden muss, damit der Tag als vollständig besetzt gilt (siehe /D111/).<text:line-break/>/T0483/ Spalte löschen: Arnold Arnoldson löscht die Spalte Schokolade.<text:line-break/>/T0484/ Reihenfolge ändern: Arnold legt die Reihenfolge der Spalten folgendermaßen fest: Bemerkung, Ei, Möhren, Einkauf</text:p>
      <text:p text:style-name="Text_20_body">/T0490/ Druckversion anzeigen: Arnold Arnoldson öffnet die Druckversion der Statistikfunktion.</text:p>
      <text:h text:style-name="P45" text:outline-level="1"><text:bookmark-start text:name="__RefHeading__954_851734227"/>10. Entwicklungsumgebung<text:bookmark-end text:name="__RefHeading__954_851734227"/></text:h>
      <text:p text:style-name="Text_20_body"/>
      <text:p text:style-name="Text_20_body">Es wird darauf geachtet, dass alle Entwicklungstools kostenlos (Freeware) sind.</text:p>
      <text:p text:style-name="Text_20_body"/>
      <text:h text:style-name="Heading_20_2" text:outline-level="2"><text:bookmark-start text:name="__RefHeading__956_851734227"/>10.1 Software<text:bookmark-end text:name="__RefHeading__956_851734227"/></text:h>
      <text:list xml:id="list720703367" text:style-name="L16">
        <text:list-item>
          <text:p text:style-name="P39">Plattform</text:p>
          <text:list>
            <text:list-item>
              <text:p text:style-name="P39">PHP 5.2</text:p>
            </text:list-item>
            <text:list-item>
              <text:p text:style-name="P39">MySQL 5</text:p>
            </text:list-item>
            <text:list-item>
              <text:p text:style-name="P26">Apache 2</text:p>
            </text:list-item>
            <text:list-item>
              <text:p text:style-name="P26">Ubuntu</text:p>
            </text:list-item>
            <text:list-item>
              <text:p text:style-name="P26">SMTP-Server</text:p>
            </text:list-item>
          </text:list>
        </text:list-item>
        <text:list-item>
          <text:p text:style-name="P26">Tools</text:p>
          <text:list>
            <text:list-item>
              <text:p text:style-name="P26">Sublime Text Editor 2</text:p>
            </text:list-item>
            <text:list-item>
              <text:p text:style-name="P26">eclipse</text:p>
            </text:list-item>
            <text:list-item>
              <text:p text:style-name="P26">phpMyAdmin</text:p>
            </text:list-item>
            <text:list-item>
              <text:p text:style-name="P26">FileZilla</text:p>
            </text:list-item>
          </text:list>
        </text:list-item>
        <text:list-item>
          <text:p text:style-name="P26">Browser</text:p>
          <text:list>
            <text:list-item>
              <text:p text:style-name="P26">Firefox 26.0</text:p>
            </text:list-item>
          </text:list>
        </text:list-item>
      </text:list>
      <text:h text:style-name="Heading_20_2" text:outline-level="2"><text:bookmark-start text:name="__RefHeading__958_851734227"/>10.2 Hardware<text:bookmark-end text:name="__RefHeading__958_851734227"/></text:h>
      <text:list xml:id="list90477077" text:style-name="L17">
        <text:list-item>
          <text:p text:style-name="P40">LAN mit drei Rechnern (Ubuntu)</text:p>
        </text:list-item>
      </text:list>
      <text:p text:style-name="Text_20_body"/>
      <text:h text:style-name="P45" text:outline-level="1"><text:bookmark-start text:name="__RefHeading__960_851734227"/>11. Ergänzungen<text:bookmark-end text:name="__RefHeading__960_851734227"/></text:h>
      <text:p text:style-name="Text_20_body"/>
      <text:h text:style-name="Heading_20_2" text:outline-level="2"><text:bookmark-start text:name="__RefHeading__962_851734227"/><text:soft-page-break/>11.1 Installationsroutine<text:bookmark-end text:name="__RefHeading__962_851734227"/></text:h>
      <text:p text:style-name="Text_20_body">Die Software soll auch eine Installationsroutine beinhalten, welche sich selbstständig auf dem Server einrichtet, falls dies noch nicht geschehen ist. Dafür muss der Datenbankzugriff bereits funktionieren, alles weitere wird während der Installation geregelt. Besondere technische Kenntnisse sind nicht notwendig.</text:p>
      <text:h text:style-name="Heading_20_2" text:outline-level="2"><text:bookmark-start text:name="__RefHeading__1072_851734227"/>11.2 Datenbankübertragung<text:bookmark-end text:name="__RefHeading__1072_851734227"/></text:h>
      <text:p text:style-name="Text_20_body">Um die bisher in der alten Version gespeicherten Daten zu erhalten, ist eine einmalige Überführung der alten Datenbank in die der neuen Website vorgesehen.</text:p>
      <text:p text:style-name="Text_20_body"/>
      <text:h text:style-name="P45" text:outline-level="1"><text:bookmark-start text:name="__RefHeading__966_851734227"/>12. Glossar<text:bookmark-end text:name="__RefHeading__966_851734227"/></text:h>
      <text:p text:style-name="Text_20_body"/>
      <text:p text:style-name="Text_20_body"><text:span text:style-name="T2">eindeutig</text:span> bedeutet, dass das entsprechende Kriterium im gesamten Projekt eindeutig sein muss, zum Beispiel darf eine eindeutige E-Mail-Adresse nur ein mal im System vorkommen, eine zweite Registrierung mit der E-Mail-Adresse ist folglich ausgeschlossen.</text:p>
      <text:p text:style-name="Text_20_body">Die <text:span text:style-name="T2">Verfügbarkeit</text:span><text:span text:style-name="T5"> (auch </text:span><text:span text:style-name="T2">theoretische Arbeitszeiten</text:span><text:span text:style-name="T5">) </text:span>eines Mitarbeiters gibt an, an welchen Wochentagen er zu welchen Zeiten theoretisch einen Dienst machen könnte.</text:p>
      <text:p text:style-name="Text_20_body">Die Begriffe <text:span text:style-name="T2">Dienst</text:span> und <text:span text:style-name="T2">Schicht</text:span> werden synonym verwendet. Sie stehen dafür, dass ein Mitarbeiter in der Cafeteria arbeitet, wobei er eine dienst-spezifische Aufgabe innehat, beispielsweise das Mitbringen gekochter Eier.</text:p>
      <text:p text:style-name="Text_20_body">Bei <text:span text:style-name="T2">Mitarbeitern</text:span>, <text:span text:style-name="T2">Nutzern</text:span> und <text:span text:style-name="T2">Benutzern</text:span> handelt es sich um Eltern, die ehrenamtlich in der Schulcafeteria ar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tab-stops/>
        <style:background-image/>
      </style:paragraph-properties>
      <style:text-properties fo:font-size="12pt" fo:font-style="italic"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rajan Pro"/>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tab/><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es Gräger</meta:initial-creator>
    <meta:creation-date>2014-01-10T08:45:25.769155296</meta:creation-date>
    <dc:date>2014-03-25T19:13:46</dc:date>
    <meta:editing-duration>PT21H47M5S</meta:editing-duration>
    <meta:editing-cycles>348</meta:editing-cycles>
    <meta:generator>LibreOffice/3.5$Linux_X86_64 LibreOffice_project/350m1$Build-2</meta:generator>
    <dc:creator>Alex L.</dc:creator>
    <meta:document-statistic meta:table-count="2" meta:image-count="0" meta:object-count="0" meta:page-count="17" meta:paragraph-count="308" meta:word-count="2989" meta:character-count="21583" meta:non-whitespace-character-count="19016"/>
  </office:meta>
</office:document-meta>
</file>